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solid" draw:stroke-dash="Ultrafine_20_Dashed"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fill="hatch" draw:fill-color="#00ffff" draw:fill-hatch-name="Black_20_45_20_Degrees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draw:fill="solid" draw:fill-color="#cccccc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draw:fill="solid" draw:fill-color="#e6e6ff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11" style:family="graphic" style:parent-style-name="standard">
      <style:graphic-properties draw:fill="solid" draw:fill-color="#c0c0c0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fill="none" draw:fill-color="#ffffcc" draw:textarea-horizontal-align="center" draw:textarea-vertical-align="middle"/>
    </style:style>
    <style:style style:name="gr17" style:family="graphic" style:parent-style-name="standard">
      <style:graphic-properties draw:fill="solid" draw:fill-color="#ffffcc" draw:textarea-horizontal-align="center" draw:textarea-vertical-align="middle"/>
    </style:style>
    <style:style style:name="gr18" style:family="graphic" style:parent-style-name="standard">
      <style:graphic-properties draw:stroke="dash" draw:stroke-dash="Ultrafine_20_Dashed" draw:marker-end="Arrow" draw:marker-end-width="0.3cm" draw:fill="solid" draw:fill-color="#00dcff" draw:textarea-horizontal-align="center" draw:textarea-vertical-align="middle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="solid" draw:fill-color="#ffffff" draw:textarea-horizontal-align="center" draw:textarea-vertical-align="middle"/>
    </style:style>
    <style:style style:name="gr22" style:family="graphic" style:parent-style-name="standard">
      <style:graphic-properties draw:stroke="dash" draw:stroke-dash="Ultrafine_20_Dashed" svg:stroke-color="#000000" draw:marker-end="Rounded_20_short_20_Arrow" draw:marker-end-width="0.3cm" draw:textarea-horizontal-align="center" draw:textarea-vertical-align="middle"/>
    </style:style>
    <style:style style:name="gr23" style:family="graphic">
      <style:graphic-properties style:protect="size"/>
    </style:style>
    <style:style style:name="gr24" style:family="graphic" style:parent-style-name="standard">
      <style:graphic-properties draw:stroke="solid" draw:stroke-dash="Ultrafine_20_Dashed" draw:fill="solid" draw:fill-color="#999999" draw:textarea-horizontal-align="center" draw:textarea-vertical-align="middle"/>
    </style:style>
    <style:style style:name="gr25" style:family="graphic" style:parent-style-name="standard">
      <style:graphic-properties draw:stroke="solid" draw:stroke-dash="Ultrafine_20_Dashed" draw:fill="hatch" draw:fill-color="#00ff00" draw:fill-hatch-name="Black_20_-45_20_Degrees" draw:textarea-horizontal-align="center" draw:textarea-vertical-align="middle"/>
    </style:style>
    <style:style style:name="gr26" style:family="graphic" style:parent-style-name="standard">
      <style:graphic-properties draw:fill="none" draw:fill-color="#c0c0c0" draw:textarea-horizontal-align="center" draw:textarea-vertical-align="middle"/>
    </style:style>
    <style:style style:name="gr27" style:family="graphic" style:parent-style-name="standard">
      <style:graphic-properties draw:fill="hatch" draw:fill-color="#ffff00" draw:fill-hatch-name="Black_20_45_20_Degrees" draw:textarea-horizontal-align="center" draw:textarea-vertical-align="middle"/>
    </style:style>
    <style:style style:name="gr28" style:family="graphic" style:parent-style-name="standard">
      <style:graphic-properties draw:fill="solid" draw:fill-color="#e6e6ff" draw:textarea-horizontal-align="center" draw:textarea-vertical-align="middle"/>
    </style:style>
    <style:style style:name="gr29" style:family="graphic" style:parent-style-name="standard">
      <style:graphic-properties draw:fill="hatch" draw:fill-color="#ff00ff" draw:fill-hatch-name="Black_20_-45_20_Degrees" draw:textarea-horizontal-align="center" draw:textarea-vertical-align="middle"/>
    </style:style>
    <style:style style:name="gr30" style:family="graphic" style:parent-style-name="standard">
      <style:graphic-properties draw:stroke="none" draw:fill="none" fo:min-height="0.848cm"/>
    </style:style>
    <style:style style:name="gr31" style:family="graphic" style:parent-style-name="standard">
      <style:graphic-properties draw:fill="solid" draw:fill-color="#c0c0c0" draw:textarea-horizontal-align="center" draw:textarea-vertical-align="middle"/>
    </style:style>
    <style:style style:name="gr32" style:family="graphic" style:parent-style-name="standard">
      <style:graphic-properties draw:fill="solid" draw:fill-color="#999999" draw:textarea-horizontal-align="center" draw:textarea-vertical-align="middle"/>
    </style:style>
    <style:style style:name="gr33" style:family="graphic" style:parent-style-name="standard">
      <style:graphic-properties draw:stroke="dash" draw:stroke-dash="Ultrafine_20_Dashed" draw:fill="none" draw:fill-color="#ffff00" draw:fill-hatch-name="Black_20_45_20_Degrees" draw:textarea-horizontal-align="center" draw:textarea-vertical-align="middle"/>
    </style:style>
    <style:style style:name="gr34" style:family="graphic" style:parent-style-name="standard">
      <style:graphic-properties draw:stroke="solid" draw:stroke-dash="Ultrafine_20_Dashed" draw:fill="solid" draw:fill-color="#ffffcc" draw:textarea-horizontal-align="justify" draw:textarea-vertical-align="middle" draw:auto-grow-height="false"/>
    </style:style>
    <style:style style:name="gr35" style:family="graphic" style:parent-style-name="standard">
      <style:graphic-properties draw:stroke="dash" draw:stroke-dash="Ultrafine_20_Dashed" svg:stroke-color="#0066cc" draw:marker-end="Symmetric_20_Arrow" draw:marker-end-width="0.3cm" draw:fill="none" draw:textarea-horizontal-align="center" draw:textarea-vertical-align="middle"/>
    </style:style>
    <style:style style:name="gr36" style:family="graphic" style:parent-style-name="standard">
      <style:graphic-properties draw:stroke="none" draw:stroke-dash="Ultrafine_20_Dashed" draw:fill="none" fo:min-height="1.782cm"/>
    </style:style>
    <style:style style:name="gr37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38" style:family="graphic" style:parent-style-name="standard">
      <style:graphic-properties draw:stroke="dash" draw:stroke-dash="Ultrafine_20_Dashed" draw:marker-end="Symmetric_20_Arrow" draw:marker-end-width="0.3cm" draw:textarea-horizontal-align="center" draw:textarea-vertical-align="middle"/>
    </style:style>
    <style:style style:name="gr39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40" style:family="graphic" style:parent-style-name="standard">
      <style:graphic-properties draw:stroke="none" draw:fill="none" fo:min-height="0.766cm"/>
    </style:style>
    <style:style style:name="gr41" style:family="graphic" style:parent-style-name="standard">
      <style:graphic-properties draw:fill="solid" draw:fill-color="#99ccff" draw:textarea-horizontal-align="center" draw:textarea-vertical-align="middle"/>
    </style:style>
    <style:style style:name="gr4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43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gr44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45" style:family="graphic" style:parent-style-name="standard">
      <style:graphic-properties draw:stroke="none" draw:fill="solid" draw:fill-color="#0066cc" draw:textarea-horizontal-align="center" draw:textarea-vertical-align="middle"/>
    </style:style>
    <style:style style:name="gr4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7" style:family="graphic" style:parent-style-name="standard">
      <style:graphic-properties draw:marker-start="Symmetric_20_Arrow" draw:marker-end="" draw:marker-end-width="0.3cm" draw:fill="none" draw:textarea-horizontal-align="center" draw:textarea-vertical-align="middle"/>
    </style:style>
    <style:style style:name="gr48" style:family="graphic" style:parent-style-name="standard">
      <style:graphic-properties draw:fill="none" draw:textarea-vertical-align="middle" draw:auto-grow-height="false" fo:min-height="0.749cm" fo:min-width="0.499cm"/>
    </style:style>
    <style:style style:name="gr49" style:family="graphic" style:parent-style-name="standard">
      <style:graphic-properties draw:stroke="none" draw:fill="none" fo:min-height="0.425cm"/>
    </style:style>
    <style:style style:name="gr50" style:family="graphic" style:parent-style-name="standard">
      <style:graphic-properties draw:stroke="dash" draw:stroke-dash="Ultrafine_20_Dashed" draw:fill="solid" draw:fill-color="#e6e6ff" draw:textarea-horizontal-align="justify" draw:textarea-vertical-align="middle" draw:auto-grow-height="false"/>
    </style:style>
    <style:style style:name="gr5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3" style:family="graphic" style:parent-style-name="standard">
      <style:graphic-properties draw:marker-start="Symmetric_20_Arrow" draw:marker-end="Symmetric_20_Arrow" draw:marker-end-width="0.3cm" draw:textarea-horizontal-align="center" draw:textarea-vertical-align="middle"/>
    </style:style>
    <style:style style:name="pr1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center"/>
      <style:text-properties fo:color="#666666" fo:font-size="12pt" style:font-size-asian="12pt" style:font-size-complex="12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start"/>
      <style:text-properties fo:font-size="11pt" style:font-size-asian="11pt" style:font-size-complex="11pt"/>
    </style:style>
    <style:style style:name="P16" style:family="paragraph">
      <style:paragraph-properties fo:text-align="center"/>
      <style:text-properties fo:font-weight="normal" style:font-weight-asian="normal" style:font-weight-complex="normal"/>
    </style:style>
    <style:style style:name="P17" style:family="paragraph">
      <style:text-properties fo:font-size="13pt" style:font-size-asian="13pt" style:font-size-complex="13pt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style:paragraph-properties fo:text-align="start"/>
      <style:text-properties fo:font-size="10pt" style:font-size-asian="10pt" style:font-size-complex="10pt"/>
    </style:style>
    <style:style style:name="P20" style:family="paragraph">
      <style:text-properties fo:color="#0066cc" fo:font-size="10.5pt" style:font-size-asian="10.5pt" style:font-size-complex="10.5pt"/>
    </style:style>
    <style:style style:name="P21" style:family="paragraph">
      <style:text-properties fo:color="#0066cc" fo:font-size="10pt" style:font-size-asian="10pt" style:font-size-complex="10pt"/>
    </style:style>
    <style:style style:name="P22" style:family="paragraph">
      <style:text-properties fo:font-size="10.5pt" style:font-size-asian="10.5pt" style:font-size-complex="10.5pt"/>
    </style:style>
    <style:style style:name="P23" style:family="paragraph">
      <style:paragraph-properties fo:text-align="center"/>
      <style:text-properties fo:font-size="9pt" style:font-size-asian="9pt" style:font-size-complex="9pt"/>
    </style:style>
    <style:style style:name="P24" style:family="paragraph">
      <style:paragraph-properties fo:text-align="center"/>
      <style:text-properties fo:font-size="11pt" style:font-size-asian="11pt" style:font-size-complex="11pt"/>
    </style:style>
    <style:style style:name="P25" style:family="paragraph"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666666"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color="#0066cc" fo:font-size="10.5pt" style:font-size-asian="10.5pt" style:font-size-complex="10.5pt"/>
    </style:style>
    <style:style style:name="T15" style:family="text">
      <style:text-properties fo:color="#0066cc" fo:font-size="10pt" style:font-size-asian="10pt" style:font-size-complex="10pt"/>
    </style:style>
    <style:style style:name="T16" style:family="text">
      <style:text-properties fo:color="#0066cc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rect draw:style-name="gr1" draw:text-style-name="P1" draw:layer="layout" svg:width="13.226cm" svg:height="2.752cm" svg:x="6.114cm" svg:y="4.625cm">
          <text:p/>
        </draw:rect>
        <draw:rect draw:style-name="gr2" draw:text-style-name="P2" draw:layer="layout" svg:width="6.246cm" svg:height="0.5cm" svg:x="6.114cm" svg:y="4.625cm">
          <text:p text:style-name="P1"><text:span text:style-name="T1">XLogRecPtr</text:span></text:p>
        </draw:rect>
        <draw:rect draw:style-name="gr2" draw:text-style-name="P2" draw:layer="layout" svg:width="2.572cm" svg:height="0.5cm" svg:x="12.36cm" svg:y="4.625cm">
          <text:p text:style-name="P1"><text:span text:style-name="T1">StartUpID</text:span></text:p>
        </draw:rect>
        <draw:rect draw:style-name="gr2" draw:text-style-name="P2" draw:layer="layout" svg:width="2.205cm" svg:height="0.5cm" svg:x="14.932cm" svg:y="4.625cm">
          <text:p text:style-name="P1"><text:span text:style-name="T1">pd_lower</text:span></text:p>
        </draw:rect>
        <draw:rect draw:style-name="gr2" draw:text-style-name="P2" draw:layer="layout" svg:width="2.203cm" svg:height="0.5cm" svg:x="17.137cm" svg:y="4.625cm">
          <text:p text:style-name="P1"><text:span text:style-name="T1">pd_upper</text:span></text:p>
        </draw:rect>
        <draw:rect draw:style-name="gr3" draw:text-style-name="P3" draw:layer="layout" svg:width="2.572cm" svg:height="0.501cm" svg:x="12.36cm" svg:y="5.125cm">
          <text:p text:style-name="P1"><text:span text:style-name="T2">１</text:span></text:p>
        </draw:rect>
        <draw:rect draw:style-name="gr3" draw:text-style-name="P3" draw:layer="layout" svg:width="2.205cm" svg:height="0.501cm" svg:x="14.932cm" svg:y="5.125cm">
          <text:p text:style-name="P1"><text:span text:style-name="T2">2</text:span></text:p>
        </draw:rect>
        <draw:rect draw:style-name="gr4" draw:text-style-name="P4" draw:layer="layout" svg:width="8.082cm" svg:height="0.5cm" svg:x="11.258cm" svg:y="6.877cm">
          <text:p text:style-name="P1"><text:span text:style-name="T3">タプル</text:span><text:span text:style-name="T3">1 <text:s text:c="8"/></text:span></text:p>
        </draw:rect>
        <draw:rect draw:style-name="gr5" draw:text-style-name="P4" draw:layer="layout" svg:width="5.144cm" svg:height="0.5cm" svg:x="6.114cm" svg:y="6.877cm">
          <text:p/>
        </draw:rect>
        <draw:rect draw:style-name="gr5" draw:text-style-name="P4" draw:layer="layout" svg:width="3.306cm" svg:height="0.501cm" svg:x="16.034cm" svg:y="6.376cm">
          <text:p/>
        </draw:rect>
        <draw:rect draw:style-name="gr3" draw:text-style-name="P3" draw:layer="layout" svg:width="2.203cm" svg:height="0.501cm" svg:x="17.137cm" svg:y="5.125cm">
          <text:p text:style-name="P1"><text:span text:style-name="T2">3</text:span></text:p>
        </draw:rect>
        <draw:rect draw:style-name="gr6" draw:text-style-name="P4" draw:layer="layout" svg:width="3.38cm" svg:height="0.501cm" svg:x="12.728cm" svg:y="6.376cm">
          <text:p text:style-name="P1"><text:span text:style-name="T3">タプル</text:span><text:span text:style-name="T3">2 <text:s text:c="4"/></text:span></text:p>
        </draw:rect>
        <draw:line draw:style-name="gr7" draw:text-style-name="P1" draw:layer="layout" svg:x1="13.462cm" svg:y1="5.376cm" svg:x2="11.258cm" svg:y2="6.877cm">
          <text:p/>
        </draw:line>
        <draw:line draw:style-name="gr8" draw:text-style-name="P1" draw:layer="layout" svg:x1="15.667cm" svg:y1="5.376cm" svg:x2="16.034cm" svg:y2="6.376cm">
          <text:p/>
        </draw:line>
        <draw:line draw:style-name="gr7" draw:text-style-name="P1" draw:layer="layout" svg:x1="17.871cm" svg:y1="5.376cm" svg:x2="12.728cm" svg:y2="6.376cm">
          <text:p/>
        </draw:line>
        <draw:custom-shape draw:style-name="gr9" draw:text-style-name="P5" draw:layer="layout" svg:width="3.527cm" svg:height="1.322cm" svg:x="5.159cm" svg:y="1.8cm">
          <text:p text:style-name="P1"><text:span text:style-name="T4">Index</text:span></text:p>
          <draw:enhanced-geometry svg:viewBox="0 0 21600 21600" draw:glue-points="10800 0 ?f1 10800 0 21600 10800 21600 21600 21600 ?f7 10800" draw:text-areas="?f1 10800 ?f2 18000 ?f3 7200 ?f4 21600" draw:type="isosceles-triangle" draw:modifiers="11359.0757609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6" draw:layer="layout" svg:width="4.776cm" svg:height="0.735cm" svg:x="8.539cm" svg:y="3.269cm">
          <text:p text:style-name="P1"><text:span text:style-name="T5">TID=(block,2):key=X</text:span></text:p>
        </draw:rect>
        <draw:rect draw:style-name="gr2" draw:text-style-name="P1" draw:layer="layout" svg:width="1.984cm" svg:height="0.735cm" svg:x="13.315cm" svg:y="3.269cm">
          <text:p text:style-name="P1">・・・</text:p>
        </draw:rect>
        <draw:rect draw:style-name="gr2" draw:text-style-name="P1" draw:layer="layout" svg:width="1.983cm" svg:height="0.735cm" svg:x="6.556cm" svg:y="3.269cm">
          <text:p text:style-name="P1">・・・</text:p>
        </draw:rect>
        <draw:rect draw:style-name="gr10" draw:text-style-name="P7" draw:layer="layout" svg:width="3cm" svg:height="9.55cm" svg:x="0.782cm" svg:y="2.278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.</text:span></text:p>
          <text:p text:style-name="P1"><text:span text:style-name="T6">.</text:span></text:p>
          <text:p text:style-name="P1"><text:span text:style-name="T6">.</text:span></text:p>
          <text:p text:style-name="P1"><text:span text:style-name="T6">.</text:span></text:p>
          <text:p text:style-name="P1"><text:span text:style-name="T6"/></text:p>
        </draw:rect>
        <draw:rect draw:style-name="gr2" draw:text-style-name="P6" draw:layer="layout" svg:width="3cm" svg:height="2.571cm" svg:x="0.782cm" svg:y="2.278cm">
          <text:p text:style-name="P1"><text:span text:style-name="T5">ブロック</text:span></text:p>
          <text:p text:style-name="P1"><text:span text:style-name="T5">8194[byte]</text:span></text:p>
        </draw:rect>
        <draw:rect draw:style-name="gr2" draw:text-style-name="P6" draw:layer="layout" svg:width="3cm" svg:height="2.571cm" svg:x="0.782cm" svg:y="9.257cm">
          <text:p text:style-name="P1"><text:span text:style-name="T5"/></text:p>
          <text:p text:style-name="P1"><text:span text:style-name="T5">ブロック</text:span></text:p>
          <text:p text:style-name="P1"><text:span text:style-name="T5">8194[byte]</text:span></text:p>
        </draw:rect>
        <draw:rect draw:style-name="gr11" draw:text-style-name="P6" draw:layer="layout" svg:width="3cm" svg:height="2.572cm" svg:x="0.782cm" svg:y="4.849cm">
          <text:p text:style-name="P1"><text:span text:style-name="T5">ブロック</text:span></text:p>
          <text:p text:style-name="P1"><text:span text:style-name="T5">8194[byte]</text:span></text:p>
        </draw:rect>
        <draw:line draw:style-name="gr12" draw:text-style-name="P1" draw:layer="layout" svg:x1="4cm" svg:y1="5cm" svg:x2="6.114cm" svg:y2="4.741cm">
          <text:p/>
        </draw:line>
        <draw:line draw:style-name="gr12" draw:text-style-name="P1" draw:layer="layout" svg:x1="4cm" svg:y1="7.5cm" svg:x2="6cm" svg:y2="7.5cm">
          <text:p/>
        </draw:line>
        <draw:custom-shape draw:style-name="gr13" draw:text-style-name="P6" draw:layer="layout" svg:width="5.431cm" svg:height="2.204cm" svg:x="9cm" svg:y="8.349cm">
          <text:p text:style-name="P1"><text:span text:style-name="T5">(CONCURRENT)</text:span></text:p>
          <text:p text:style-name="P1"><text:span text:style-name="T5">VACUUM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1" draw:layer="layout" svg:width="13.226cm" svg:height="2.742cm" svg:x="6.114cm" svg:y="12.508cm">
          <text:p/>
        </draw:rect>
        <draw:rect draw:style-name="gr2" draw:text-style-name="P2" draw:layer="layout" svg:width="6.246cm" svg:height="0.499cm" svg:x="6.114cm" svg:y="12.508cm">
          <text:p text:style-name="P1"><text:span text:style-name="T1">XLogRecPtr</text:span></text:p>
        </draw:rect>
        <draw:rect draw:style-name="gr2" draw:text-style-name="P2" draw:layer="layout" svg:width="2.572cm" svg:height="0.499cm" svg:x="12.36cm" svg:y="12.508cm">
          <text:p text:style-name="P1"><text:span text:style-name="T1">StartUpID</text:span></text:p>
        </draw:rect>
        <draw:rect draw:style-name="gr2" draw:text-style-name="P2" draw:layer="layout" svg:width="2.205cm" svg:height="0.499cm" svg:x="14.932cm" svg:y="12.508cm">
          <text:p text:style-name="P1"><text:span text:style-name="T1">pd_lower</text:span></text:p>
        </draw:rect>
        <draw:rect draw:style-name="gr2" draw:text-style-name="P2" draw:layer="layout" svg:width="2.203cm" svg:height="0.499cm" svg:x="17.137cm" svg:y="12.508cm">
          <text:p text:style-name="P1"><text:span text:style-name="T1">pd_upper</text:span></text:p>
        </draw:rect>
        <draw:rect draw:style-name="gr3" draw:text-style-name="P3" draw:layer="layout" svg:width="2.572cm" svg:height="0.499cm" svg:x="12.36cm" svg:y="13.007cm">
          <text:p text:style-name="P1"><text:span text:style-name="T2">１</text:span></text:p>
        </draw:rect>
        <draw:rect draw:style-name="gr3" draw:text-style-name="P8" draw:layer="layout" svg:width="2.205cm" svg:height="0.499cm" svg:x="14.932cm" svg:y="13.007cm">
          <text:p text:style-name="P1"><text:span text:style-name="T7">未使用</text:span></text:p>
        </draw:rect>
        <draw:rect draw:style-name="gr4" draw:text-style-name="P4" draw:layer="layout" svg:width="8.082cm" svg:height="0.499cm" svg:x="11.258cm" svg:y="14.751cm">
          <text:p text:style-name="P1"><text:span text:style-name="T3">タプル</text:span><text:span text:style-name="T3">1 <text:s text:c="8"/></text:span></text:p>
        </draw:rect>
        <draw:rect draw:style-name="gr6" draw:text-style-name="P4" draw:layer="layout" svg:width="3.38cm" svg:height="0.499cm" svg:x="7.878cm" svg:y="14.751cm">
          <text:p text:style-name="P1"><text:span text:style-name="T3">タプル</text:span><text:span text:style-name="T3">2 <text:s text:c="3"/></text:span></text:p>
        </draw:rect>
        <draw:line draw:style-name="gr7" draw:text-style-name="P1" draw:layer="layout" svg:x1="13.462cm" svg:y1="13.256cm" svg:x2="11.258cm" svg:y2="14.751cm">
          <text:p/>
        </draw:line>
        <draw:custom-shape draw:style-name="gr9" draw:text-style-name="P5" draw:layer="layout" svg:width="3.527cm" svg:height="1.322cm" svg:x="5.159cm" svg:y="9.572cm">
          <text:p text:style-name="P1"><text:span text:style-name="T4">Index</text:span></text:p>
          <draw:enhanced-geometry svg:viewBox="0 0 21600 21600" draw:glue-points="10800 0 ?f1 10800 0 21600 10800 21600 21600 21600 ?f7 10800" draw:text-areas="?f1 10800 ?f2 18000 ?f3 7200 ?f4 21600" draw:type="isosceles-triangle" draw:modifiers="11359.0757609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0" draw:text-style-name="P9" draw:layer="layout" svg:width="4.776cm" svg:height="0.735cm" svg:x="8.539cm" svg:y="11.041cm">
          <text:p text:style-name="P1"><text:span text:style-name="T8">TID=(block,2):key=X</text:span></text:p>
        </draw:rect>
        <draw:rect draw:style-name="gr2" draw:text-style-name="P6" draw:layer="layout" svg:width="1.984cm" svg:height="0.735cm" svg:x="13.315cm" svg:y="11.041cm">
          <text:p text:style-name="P1"><text:span text:style-name="T5">・・・</text:span></text:p>
        </draw:rect>
        <draw:rect draw:style-name="gr2" draw:text-style-name="P6" draw:layer="layout" svg:width="1.983cm" svg:height="0.735cm" svg:x="6.556cm" svg:y="11.041cm">
          <text:p text:style-name="P1"><text:span text:style-name="T5">・・・</text:span></text:p>
        </draw:rect>
        <draw:line draw:style-name="gr14" draw:text-style-name="P1" draw:layer="layout" svg:x1="12.36cm" svg:y1="10.82cm" svg:x2="9.788cm" svg:y2="11.922cm">
          <text:p/>
        </draw:line>
        <draw:line draw:style-name="gr14" draw:text-style-name="P1" draw:layer="layout" svg:x1="12.36cm" svg:y1="11.922cm" svg:x2="9.788cm" svg:y2="10.82cm">
          <text:p/>
        </draw:line>
        <draw:custom-shape draw:style-name="gr15" draw:text-style-name="P10" draw:layer="layout" svg:width="5.4cm" svg:height="1.2cm" svg:x="15.5cm" svg:y="8.7cm">
          <text:p><text:span text:style-name="T9">(1) (</text:span><text:span text:style-name="T9">インデックスがあれば</text:span><text:span text:style-name="T9">)</text:span></text:p>
          <text:p><text:span text:style-name="T9"><text:s text:c="3"/></text:span><text:span text:style-name="T9">インデックスを削除</text:span></text:p>
          <draw:enhanced-geometry svg:viewBox="0 0 21600 21600" draw:glue-points="10800 0 0 10800 10800 21600 21600 10800 ?f40 ?f41" draw:text-areas="0 0 21600 21600" draw:type="rectangular-callout" draw:modifiers="-19440.3999259396 45915.73688592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0" draw:layer="layout" svg:width="5cm" svg:height="1.7cm" svg:x="15.7cm" svg:y="10.3cm">
          <text:p><text:span text:style-name="T9">(2)</text:span><text:span text:style-name="T9">不要なタプルを削除</text:span></text:p>
          <text:p><text:span text:style-name="T9">(3)</text:span><text:span text:style-name="T9">並べ替え</text:span></text:p>
          <text:p><text:span text:style-name="T9">(4)FREEZE</text:span><text:span text:style-name="T9">処理</text:span></text:p>
          <draw:enhanced-geometry svg:viewBox="0 0 21600 21600" draw:glue-points="10800 0 0 10800 10800 21600 21600 10800 ?f40 ?f41" draw:text-areas="0 0 21600 21600" draw:type="rectangular-callout" draw:modifiers="2271.86562687463 27695.2380952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0" draw:layer="layout" svg:width="3cm" svg:height="0.6cm" svg:x="17.9cm" svg:y="15.6cm">
          <text:p text:style-name="P1"><text:span text:style-name="T9">(5)FSM</text:span><text:span text:style-name="T9">の更新</text:span></text:p>
          <draw:enhanced-geometry svg:viewBox="0 0 21600 21600" draw:glue-points="10800 0 0 10800 10800 21600 21600 10800 ?f40 ?f41" draw:text-areas="0 0 21600 21600" draw:type="rectangular-callout" draw:modifiers="19102.4325224925 -53874.20965058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" draw:text-style-name="P6" draw:layer="layout" svg:width="1.7cm" svg:height="4.6cm" svg:x="21.7cm" svg:y="10.9cm">
          <text:p text:style-name="P1"><text:span text:style-name="T5">FSM</text:span></text:p>
          <text:p text:style-name="P1"><text:span text:style-name="T5"/></text:p>
          <text:p text:style-name="P1"><text:span text:style-name="T5"/></text:p>
          <text:p text:style-name="P1"><text:span text:style-name="T10">.</text:span></text:p>
          <text:p text:style-name="P1"><text:span text:style-name="T10">.</text:span></text:p>
          <text:p text:style-name="P1"><text:span text:style-name="T10">.</text:span></text:p>
          <text:p text:style-name="P1"><text:span text:style-name="T5"/></text:p>
          <text:p text:style-name="P1"><text:span text:style-name="T11"/></text:p>
          <text:p text:style-name="P1"><text:span text:style-name="T11">他テーブル</text:span></text:p>
          <text:p text:style-name="P1"><text:span text:style-name="T11">の空き領域</text:span></text:p>
        </draw:rect>
        <draw:rect draw:style-name="gr2" draw:text-style-name="P6" draw:layer="layout" svg:width="1.7cm" svg:height="0.5cm" svg:x="21.7cm" svg:y="11.7cm">
          <text:p text:style-name="P1"><text:span text:style-name="T5">30%</text:span></text:p>
        </draw:rect>
        <draw:rect draw:style-name="gr16" draw:text-style-name="P6" draw:layer="layout" svg:width="1.7cm" svg:height="0.5cm" svg:x="21.7cm" svg:y="12.2cm">
          <text:p text:style-name="P1"><text:span text:style-name="T5">50%</text:span></text:p>
        </draw:rect>
        <draw:rect draw:style-name="gr17" draw:text-style-name="P6" draw:layer="layout" svg:width="1.7cm" svg:height="0.5cm" svg:x="21.7cm" svg:y="13.8cm">
          <text:p text:style-name="P1"><text:span text:style-name="T5">40%</text:span></text:p>
        </draw:rect>
        <draw:line draw:style-name="gr18" draw:text-style-name="P1" draw:layer="layout" svg:x1="19.3cm" svg:y1="14cm" svg:x2="21.3cm" svg:y2="14cm">
          <text:p/>
        </draw:line>
        <draw:rect draw:style-name="gr3" draw:text-style-name="P3" draw:layer="layout" svg:width="2.205cm" svg:height="0.498cm" svg:x="17.133cm" svg:y="13.008cm">
          <text:p text:style-name="P1"><text:span text:style-name="T2">3</text:span></text:p>
        </draw:rect>
        <draw:line draw:style-name="gr7" draw:text-style-name="P1" draw:layer="layout" svg:x1="17.801cm" svg:y1="13.179cm" svg:x2="7.951cm" svg:y2="14.852cm">
          <text:p/>
        </draw:line>
        <draw:custom-shape draw:style-name="gr19" draw:text-style-name="P1" draw:layer="layout" svg:width="0.5cm" svg:height="3.5cm" svg:x="21cm" svg:y="8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11" draw:layer="layout" svg:width="6.344cm" svg:height="1.661cm" svg:x="21.766cm" svg:y="9cm">
          <draw:text-box>
            <text:p><text:span text:style-name="T12">実際は、効率化のためある程度、</text:span></text:p>
            <text:p><text:span text:style-name="T12">削除対象を集めてから一気に</text:span></text:p>
            <text:p><text:span text:style-name="T12">処理を行う</text:span></text:p>
          </draw:text-box>
        </draw:frame>
        <draw:polygon draw:style-name="gr21" draw:text-style-name="P13" draw:layer="layout" svg:width="13.2cm" svg:height="1.02cm" svg:x="6.1cm" svg:y="4.597cm" svg:viewBox="0 0 13201 1021" draw:points="6206,545 6206,1021 6206,1021 6206,1021 6206,1021 0,1021 0,1021 0,1021 0,1021 0,0 0,0 0,0 0,0 13201,0 13201,0 13201,0 13201,0 13201,545 13201,545 13201,545 13201,545">
          <text:p text:style-name="P12"><text:span text:style-name="T5">PageHeader <text:s text:c="20"/></text:span></text:p>
          <text:p text:style-name="P12"><text:span text:style-name="T5"/></text:p>
        </draw:polygon>
        <draw:line draw:style-name="gr22" draw:text-style-name="P1" draw:layer="layout" svg:x1="11.3cm" svg:y1="4.1cm" svg:x2="15.666cm" svg:y2="5.544cm">
          <text:p/>
        </draw:line>
        <draw:polygon draw:style-name="gr21" draw:text-style-name="P13" draw:layer="layout" svg:width="13.2cm" svg:height="1.017cm" svg:x="6.1cm" svg:y="12.5cm" svg:viewBox="0 0 13201 1018" draw:points="6206,543 6206,1018 6206,1018 6206,1018 6206,1018 0,1018 0,1018 0,1018 0,1018 0,0 0,0 0,0 0,0 13201,0 13201,0 13201,0 13201,0 13201,543 13201,543 13201,543 13201,543">
          <text:p text:style-name="P12"><text:span text:style-name="T5">PageHeader <text:s text:c="20"/></text:span></text:p>
          <text:p text:style-name="P12"><text:span text:style-name="T5"/></text:p>
        </draw:polygon>
        <presentation:notes draw:style-name="dp2">
          <draw:page-thumbnail draw:style-name="gr23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office:forms form:automatic-focus="false" form:apply-design-mode="false"/>
        <draw:rect draw:style-name="gr1" draw:text-style-name="P1" draw:layer="layout" svg:width="13.225cm" svg:height="2.874cm" svg:x="6.114cm" svg:y="3.126cm">
          <text:p/>
        </draw:rect>
        <draw:rect draw:style-name="gr2" draw:text-style-name="P2" draw:layer="layout" svg:width="6.246cm" svg:height="0.462cm" svg:x="6.114cm" svg:y="3.126cm">
          <text:p text:style-name="P1"><text:span text:style-name="T1">XLogRecPtr</text:span></text:p>
        </draw:rect>
        <draw:rect draw:style-name="gr2" draw:text-style-name="P2" draw:layer="layout" svg:width="2.571cm" svg:height="0.462cm" svg:x="12.36cm" svg:y="3.126cm">
          <text:p text:style-name="P1"><text:span text:style-name="T1">StartUpID</text:span></text:p>
        </draw:rect>
        <draw:rect draw:style-name="gr2" draw:text-style-name="P2" draw:layer="layout" svg:width="2.205cm" svg:height="0.462cm" svg:x="14.931cm" svg:y="3.126cm">
          <text:p text:style-name="P1"><text:span text:style-name="T1">pd_lower</text:span></text:p>
        </draw:rect>
        <draw:rect draw:style-name="gr2" draw:text-style-name="P2" draw:layer="layout" svg:width="2.203cm" svg:height="0.462cm" svg:x="17.136cm" svg:y="3.126cm">
          <text:p text:style-name="P1"><text:span text:style-name="T1">pd_upper</text:span></text:p>
        </draw:rect>
        <draw:rect draw:style-name="gr3" draw:text-style-name="P3" draw:layer="layout" svg:width="2.571cm" svg:height="0.461cm" svg:x="12.36cm" svg:y="3.588cm">
          <text:p text:style-name="P1"><text:span text:style-name="T2">１</text:span></text:p>
        </draw:rect>
        <draw:rect draw:style-name="gr3" draw:text-style-name="P3" draw:layer="layout" svg:width="2.205cm" svg:height="0.461cm" svg:x="14.931cm" svg:y="3.588cm">
          <text:p text:style-name="P1"><text:span text:style-name="T2">2</text:span></text:p>
        </draw:rect>
        <draw:rect draw:style-name="gr5" draw:text-style-name="P4" draw:layer="layout" svg:width="3.306cm" svg:height="0.463cm" svg:x="16.033cm" svg:y="4.741cm">
          <text:p/>
        </draw:rect>
        <draw:rect draw:style-name="gr3" draw:text-style-name="P3" draw:layer="layout" svg:width="2.203cm" svg:height="0.461cm" svg:x="17.136cm" svg:y="3.588cm">
          <text:p text:style-name="P1"><text:span text:style-name="T2">3</text:span></text:p>
        </draw:rect>
        <draw:rect draw:style-name="gr6" draw:text-style-name="P14" draw:layer="layout" svg:width="3.38cm" svg:height="0.463cm" svg:x="12.727cm" svg:y="4.741cm">
          <text:p text:style-name="P1"><text:span text:style-name="T3">タプル</text:span><text:span text:style-name="T3">2</text:span><text:span text:style-name="T3">　</text:span></text:p>
        </draw:rect>
        <draw:line draw:style-name="gr7" draw:text-style-name="P1" draw:layer="layout" svg:x1="13.462cm" svg:y1="3.818cm" svg:x2="13.5cm" svg:y2="5.174cm">
          <text:p/>
        </draw:line>
        <draw:line draw:style-name="gr7" draw:text-style-name="P1" draw:layer="layout" svg:x1="17.87cm" svg:y1="3.818cm" svg:x2="12.727cm" svg:y2="4.741cm">
          <text:p/>
        </draw:line>
        <draw:custom-shape draw:style-name="gr13" draw:text-style-name="P6" draw:layer="layout" svg:width="4.931cm" svg:height="1.251cm" svg:x="9.5cm" svg:y="9.049cm">
          <text:p text:style-name="P1"><text:span text:style-name="T5">VCUUM FULL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1" draw:layer="layout" svg:width="13.225cm" svg:height="2.948cm" svg:x="6.114cm" svg:y="12.409cm">
          <text:p/>
        </draw:rect>
        <draw:rect draw:style-name="gr2" draw:text-style-name="P2" draw:layer="layout" svg:width="6.246cm" svg:height="0.536cm" svg:x="6.114cm" svg:y="12.409cm">
          <text:p text:style-name="P1"><text:span text:style-name="T1">XLogRecPtr</text:span></text:p>
        </draw:rect>
        <draw:rect draw:style-name="gr2" draw:text-style-name="P2" draw:layer="layout" svg:width="2.571cm" svg:height="0.536cm" svg:x="12.36cm" svg:y="12.409cm">
          <text:p text:style-name="P1"><text:span text:style-name="T1">StartUpID</text:span></text:p>
        </draw:rect>
        <draw:rect draw:style-name="gr2" draw:text-style-name="P2" draw:layer="layout" svg:width="2.205cm" svg:height="0.536cm" svg:x="14.931cm" svg:y="12.409cm">
          <text:p text:style-name="P1"><text:span text:style-name="T1">pd_lower</text:span></text:p>
        </draw:rect>
        <draw:rect draw:style-name="gr2" draw:text-style-name="P2" draw:layer="layout" svg:width="2.203cm" svg:height="0.536cm" svg:x="17.136cm" svg:y="12.409cm">
          <text:p text:style-name="P1"><text:span text:style-name="T1">pd_upper</text:span></text:p>
        </draw:rect>
        <draw:rect draw:style-name="gr3" draw:text-style-name="P3" draw:layer="layout" svg:width="2.571cm" svg:height="0.536cm" svg:x="12.36cm" svg:y="12.945cm">
          <text:p text:style-name="P1"><text:span text:style-name="T2">１</text:span></text:p>
        </draw:rect>
        <draw:rect draw:style-name="gr3" draw:text-style-name="P8" draw:layer="layout" svg:width="2.205cm" svg:height="0.536cm" svg:x="14.931cm" svg:y="12.945cm">
          <text:p text:style-name="P1"><text:span text:style-name="T7">2</text:span></text:p>
        </draw:rect>
        <draw:rect draw:style-name="gr6" draw:text-style-name="P4" draw:layer="layout" svg:width="3.38cm" svg:height="0.536cm" svg:x="10.178cm" svg:y="14.821cm">
          <text:p text:style-name="P1"><text:span text:style-name="T3">タプル</text:span><text:span text:style-name="T3">2 <text:s text:c="6"/></text:span></text:p>
        </draw:rect>
        <draw:line draw:style-name="gr7" draw:text-style-name="P1" draw:layer="layout" svg:x1="13.462cm" svg:y1="13.213cm" svg:x2="13.5cm" svg:y2="14.954cm">
          <text:p/>
        </draw:line>
        <draw:custom-shape draw:style-name="gr15" draw:text-style-name="P10" draw:layer="layout" svg:width="6.5cm" svg:height="2cm" svg:x="15.5cm" svg:y="9.4cm">
          <text:p><text:span text:style-name="T9">ブロックをまたいで、有効なタプルの</text:span></text:p>
          <text:p><text:span text:style-name="T9">並べ替えを行う。</text:span></text:p>
          <text:p><text:span text:style-name="T9"/></text:p>
          <text:p><text:span text:style-name="T9">不要なブロックは切り詰める。</text:span></text:p>
          <draw:enhanced-geometry svg:viewBox="0 0 21600 21600" draw:glue-points="10800 0 0 10800 10800 21600 21600 10800 ?f40 ?f41" draw:text-areas="0 0 21600 21600" draw:type="rectangular-callout" draw:modifiers="2265.98984771574 29372.11394302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" draw:text-style-name="P6" draw:layer="layout" svg:width="1.7cm" svg:height="4.6cm" svg:x="21.6cm" svg:y="11.3cm">
          <text:p text:style-name="P1"><text:span text:style-name="T5">FSM</text:span></text:p>
          <text:p text:style-name="P1"><text:span text:style-name="T5"/></text:p>
          <text:p text:style-name="P1"><text:span text:style-name="T5"/></text:p>
          <text:p text:style-name="P1"><text:span text:style-name="T10">.</text:span></text:p>
          <text:p text:style-name="P1"><text:span text:style-name="T10">.</text:span></text:p>
          <text:p text:style-name="P1"><text:span text:style-name="T10">.</text:span></text:p>
          <text:p text:style-name="P1"><text:span text:style-name="T5"/></text:p>
          <text:p text:style-name="P1"><text:span text:style-name="T11"/></text:p>
          <text:p text:style-name="P1"><text:span text:style-name="T11">他テーブル</text:span></text:p>
          <text:p text:style-name="P1"><text:span text:style-name="T11">の空き領域</text:span></text:p>
        </draw:rect>
        <draw:rect draw:style-name="gr17" draw:text-style-name="P6" draw:layer="layout" svg:width="1.7cm" svg:height="0.5cm" svg:x="21.6cm" svg:y="13.2cm">
          <text:p text:style-name="P1"><text:span text:style-name="T5">90%</text:span></text:p>
        </draw:rect>
        <draw:line draw:style-name="gr18" draw:text-style-name="P1" draw:layer="layout" svg:x1="19.3cm" svg:y1="13.6cm" svg:x2="21.3cm" svg:y2="13.6cm">
          <text:p/>
        </draw:line>
        <draw:rect draw:style-name="gr3" draw:text-style-name="P3" draw:layer="layout" svg:width="2.205cm" svg:height="0.536cm" svg:x="17.132cm" svg:y="12.946cm">
          <text:p text:style-name="P1"><text:span text:style-name="T2">3</text:span></text:p>
        </draw:rect>
        <draw:line draw:style-name="gr7" draw:text-style-name="P1" draw:layer="layout" svg:x1="15.5cm" svg:y1="13.13cm" svg:x2="10cm" svg:y2="14.954cm">
          <text:p/>
        </draw:line>
        <draw:rect draw:style-name="gr1" draw:text-style-name="P1" draw:layer="layout" svg:width="13.225cm" svg:height="2.48cm" svg:x="6.115cm" svg:y="6cm">
          <text:p/>
        </draw:rect>
        <draw:rect draw:style-name="gr24" draw:text-style-name="P4" draw:layer="layout" svg:width="4.84cm" svg:height="0.517cm" svg:x="14.5cm" svg:y="7.963cm">
          <text:p/>
        </draw:rect>
        <draw:rect draw:style-name="gr25" draw:text-style-name="P14" draw:layer="layout" svg:width="3.5cm" svg:height="0.517cm" svg:x="11cm" svg:y="7.963cm">
          <text:p text:style-name="P1"><text:span text:style-name="T3">タプル</text:span><text:span text:style-name="T3">3</text:span></text:p>
        </draw:rect>
        <draw:rect draw:style-name="gr3" draw:text-style-name="P3" draw:layer="layout" svg:width="2.571cm" svg:height="0.516cm" svg:x="12.361cm" svg:y="6.257cm">
          <text:p text:style-name="P1"><text:span text:style-name="T2">１</text:span></text:p>
        </draw:rect>
        <draw:rect draw:style-name="gr3" draw:text-style-name="P3" draw:layer="layout" svg:width="2.205cm" svg:height="0.516cm" svg:x="14.932cm" svg:y="6.257cm">
          <text:p text:style-name="P1"><text:span text:style-name="T2">2</text:span></text:p>
        </draw:rect>
        <draw:line draw:style-name="gr7" draw:text-style-name="P1" draw:layer="layout" svg:x1="16cm" svg:y1="6.524cm" svg:x2="11cm" svg:y2="7.929cm">
          <text:p/>
        </draw:line>
        <draw:rect draw:style-name="gr4" draw:text-style-name="P4" draw:layer="layout" svg:width="5.839cm" svg:height="0.536cm" svg:x="13.501cm" svg:y="14.843cm">
          <text:p text:style-name="P1"><text:span text:style-name="T3">タプル</text:span><text:span text:style-name="T3">1 <text:s text:c="8"/></text:span></text:p>
        </draw:rect>
        <draw:rect draw:style-name="gr25" draw:text-style-name="P4" draw:layer="layout" svg:width="3.5cm" svg:height="0.536cm" svg:x="6.7cm" svg:y="14.844cm">
          <text:p text:style-name="P1"><text:span text:style-name="T3">タプル</text:span><text:span text:style-name="T3">3 <text:s text:c="3"/></text:span></text:p>
        </draw:rect>
        <draw:line draw:style-name="gr7" draw:text-style-name="P1" draw:layer="layout" svg:x1="17.5cm" svg:y1="13.057cm" svg:x2="6.8cm" svg:y2="14.881cm">
          <text:p/>
        </draw:line>
        <draw:custom-shape draw:style-name="gr9" draw:text-style-name="P5" draw:layer="layout" svg:width="3.527cm" svg:height="1.322cm" svg:x="4.659cm" svg:y="0.6cm">
          <text:p text:style-name="P1"><text:span text:style-name="T4">Index</text:span></text:p>
          <draw:enhanced-geometry svg:viewBox="0 0 21600 21600" draw:glue-points="10800 0 ?f1 10800 0 21600 10800 21600 21600 21600 ?f7 10800" draw:text-areas="?f1 10800 ?f2 18000 ?f3 7200 ?f4 21600" draw:type="isosceles-triangle" draw:modifiers="11359.0757609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6" draw:layer="layout" svg:width="4.776cm" svg:height="0.735cm" svg:x="8.039cm" svg:y="2.069cm">
          <text:p text:style-name="P1"><text:span text:style-name="T5">TID=(block,2):key=X</text:span></text:p>
        </draw:rect>
        <draw:rect draw:style-name="gr2" draw:text-style-name="P1" draw:layer="layout" svg:width="1.984cm" svg:height="0.735cm" svg:x="12.815cm" svg:y="2.069cm">
          <text:p text:style-name="P1">・・・</text:p>
        </draw:rect>
        <draw:rect draw:style-name="gr2" draw:text-style-name="P1" draw:layer="layout" svg:width="1.983cm" svg:height="0.735cm" svg:x="6.056cm" svg:y="2.069cm">
          <text:p text:style-name="P1">・・・</text:p>
        </draw:rect>
        <draw:custom-shape draw:style-name="gr9" draw:text-style-name="P5" draw:layer="layout" svg:width="3.527cm" svg:height="1.322cm" svg:x="5.159cm" svg:y="9.572cm">
          <text:p text:style-name="P1"><text:span text:style-name="T4">Index</text:span></text:p>
          <draw:enhanced-geometry svg:viewBox="0 0 21600 21600" draw:glue-points="10800 0 ?f1 10800 0 21600 10800 21600 21600 21600 ?f7 10800" draw:text-areas="?f1 10800 ?f2 18000 ?f3 7200 ?f4 21600" draw:type="isosceles-triangle" draw:modifiers="11359.0757609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0" draw:text-style-name="P9" draw:layer="layout" svg:width="4.776cm" svg:height="0.735cm" svg:x="8.539cm" svg:y="11.041cm">
          <text:p text:style-name="P1"><text:span text:style-name="T8">TID=(block,2):key=X</text:span></text:p>
        </draw:rect>
        <draw:rect draw:style-name="gr2" draw:text-style-name="P6" draw:layer="layout" svg:width="1.984cm" svg:height="0.735cm" svg:x="13.315cm" svg:y="11.041cm">
          <text:p text:style-name="P1"><text:span text:style-name="T5">・・・</text:span></text:p>
        </draw:rect>
        <draw:rect draw:style-name="gr2" draw:text-style-name="P6" draw:layer="layout" svg:width="1.983cm" svg:height="0.735cm" svg:x="6.556cm" svg:y="11.041cm">
          <text:p text:style-name="P1"><text:span text:style-name="T5">・・・</text:span></text:p>
        </draw:rect>
        <draw:line draw:style-name="gr14" draw:text-style-name="P1" draw:layer="layout" svg:x1="12.36cm" svg:y1="10.82cm" svg:x2="9.788cm" svg:y2="11.922cm">
          <text:p/>
        </draw:line>
        <draw:line draw:style-name="gr14" draw:text-style-name="P1" draw:layer="layout" svg:x1="12.36cm" svg:y1="11.922cm" svg:x2="9.788cm" svg:y2="10.82cm">
          <text:p/>
        </draw:line>
        <draw:rect draw:style-name="gr2" draw:text-style-name="P6" draw:layer="layout" svg:width="3cm" svg:height="2.571cm" svg:x="0.682cm" svg:y="3.279cm">
          <text:p text:style-name="P1"><text:span text:style-name="T5">ブロック</text:span></text:p>
          <text:p text:style-name="P1"><text:span text:style-name="T5">8194[byte]</text:span></text:p>
        </draw:rect>
        <draw:rect draw:style-name="gr26" draw:text-style-name="P6" draw:layer="layout" svg:width="3cm" svg:height="2.572cm" svg:x="0.682cm" svg:y="5.85cm">
          <text:p text:style-name="P1"><text:span text:style-name="T5">ブロック</text:span></text:p>
          <text:p text:style-name="P1"><text:span text:style-name="T5">8194[byte]</text:span></text:p>
        </draw:rect>
        <draw:line draw:style-name="gr12" draw:text-style-name="P1" draw:layer="layout" svg:x1="3.6cm" svg:y1="3.2cm" svg:x2="6.1cm" svg:y2="3.2cm">
          <text:p/>
        </draw:line>
        <draw:line draw:style-name="gr12" draw:text-style-name="P1" draw:layer="layout" svg:x1="3.5cm" svg:y1="5.9cm" svg:x2="6cm" svg:y2="5.5cm">
          <text:p/>
        </draw:line>
        <draw:line draw:style-name="gr12" draw:text-style-name="P1" draw:layer="layout" svg:x1="3.5cm" svg:y1="8.5cm" svg:x2="6cm" svg:y2="8.5cm">
          <text:p/>
        </draw:line>
        <draw:rect draw:style-name="gr2" draw:text-style-name="P6" draw:layer="layout" svg:width="3cm" svg:height="2.571cm" svg:x="0.682cm" svg:y="11.979cm">
          <text:p text:style-name="P1"><text:span text:style-name="T5">ブロック</text:span></text:p>
          <text:p text:style-name="P1"><text:span text:style-name="T5">8194[byte]</text:span></text:p>
        </draw:rect>
        <draw:line draw:style-name="gr12" draw:text-style-name="P1" draw:layer="layout" svg:x1="4cm" svg:y1="12.2cm" svg:x2="6.1cm" svg:y2="12.5cm">
          <text:p/>
        </draw:line>
        <draw:line draw:style-name="gr12" draw:text-style-name="P1" draw:layer="layout" svg:x1="3.6cm" svg:y1="14.6cm" svg:x2="6cm" svg:y2="15.2cm">
          <text:p/>
        </draw:line>
        <draw:rect draw:style-name="gr2" draw:text-style-name="P6" draw:layer="layout" svg:width="1.7cm" svg:height="4.6cm" svg:x="21.5cm" svg:y="2.3cm">
          <text:p text:style-name="P1"><text:span text:style-name="T5">FSM</text:span></text:p>
          <text:p text:style-name="P1"><text:span text:style-name="T5"/></text:p>
          <text:p text:style-name="P1"><text:span text:style-name="T5"/></text:p>
          <text:p text:style-name="P1"><text:span text:style-name="T10">.</text:span></text:p>
          <text:p text:style-name="P1"><text:span text:style-name="T10">.</text:span></text:p>
          <text:p text:style-name="P1"><text:span text:style-name="T10">.</text:span></text:p>
          <text:p text:style-name="P1"><text:span text:style-name="T5"/></text:p>
          <text:p text:style-name="P1"><text:span text:style-name="T11"/></text:p>
          <text:p text:style-name="P1"><text:span text:style-name="T11">他テーブル</text:span></text:p>
          <text:p text:style-name="P1"><text:span text:style-name="T11">の空き領域</text:span></text:p>
        </draw:rect>
        <draw:rect draw:style-name="gr17" draw:text-style-name="P6" draw:layer="layout" svg:width="1.7cm" svg:height="0.5cm" svg:x="21.5cm" svg:y="3.9cm">
          <text:p text:style-name="P1"><text:span text:style-name="T5">70%</text:span></text:p>
        </draw:rect>
        <draw:rect draw:style-name="gr17" draw:text-style-name="P6" draw:layer="layout" svg:width="1.7cm" svg:height="0.5cm" svg:x="21.5cm" svg:y="4.4cm">
          <text:p text:style-name="P1"><text:span text:style-name="T5">80%</text:span></text:p>
        </draw:rect>
        <draw:line draw:style-name="gr18" draw:text-style-name="P1" draw:layer="layout" svg:x1="19.3cm" svg:y1="4.2cm" svg:x2="21.3cm" svg:y2="4.2cm">
          <text:p/>
        </draw:line>
        <draw:line draw:style-name="gr18" draw:text-style-name="P1" draw:layer="layout" svg:x1="19.5cm" svg:y1="7.5cm" svg:x2="21.3cm" svg:y2="4.8cm">
          <text:p/>
        </draw:line>
        <draw:polygon draw:style-name="gr21" draw:text-style-name="P13" draw:layer="layout" svg:width="13.199cm" svg:height="0.942cm" svg:x="6.1cm" svg:y="3.1cm" svg:viewBox="0 0 13200 943" draw:points="6206,503 6206,943 6206,943 6206,943 6206,943 0,943 0,943 0,943 0,943 0,0 0,0 0,0 0,0 13200,0 13200,0 13200,0 13200,0 13200,503 13200,503 13200,503 13200,503">
          <text:p text:style-name="P12"><text:span text:style-name="T5">PageHeader <text:s text:c="20"/></text:span></text:p>
          <text:p text:style-name="P12"><text:span text:style-name="T5"/></text:p>
        </draw:polygon>
        <draw:polygon draw:style-name="gr21" draw:text-style-name="P13" draw:layer="layout" svg:width="13.199cm" svg:height="1.094cm" svg:x="6.1cm" svg:y="12.4cm" svg:viewBox="0 0 13200 1095" draw:points="6206,584 6206,1095 6206,1095 6206,1095 6206,1095 0,1095 0,1095 0,1095 0,1095 0,0 0,0 0,0 0,0 13200,0 13200,0 13200,0 13200,0 13200,584 13200,584 13200,584 13200,584">
          <text:p text:style-name="P12"><text:span text:style-name="T5">PageHeader <text:s text:c="20"/></text:span></text:p>
          <text:p text:style-name="P12"><text:span text:style-name="T5"/></text:p>
        </draw:polygon>
        <draw:rect draw:style-name="gr10" draw:text-style-name="P15" draw:layer="layout" svg:width="3cm" svg:height="2.571cm" svg:x="0.682cm" svg:y="14.58cm">
          <text:p text:style-name="P12"><text:span text:style-name="T12">このブロック</text:span></text:p>
          <text:p text:style-name="P12"><text:span text:style-name="T12">は削除</text:span></text:p>
        </draw:rect>
        <draw:rect draw:style-name="gr10" draw:text-style-name="P10" draw:layer="layout" svg:width="13.225cm" svg:height="2.948cm" svg:x="6.115cm" svg:y="15.409cm">
          <text:p text:style-name="P1"><text:span text:style-name="T9">このブロックは削除</text:span></text:p>
        </draw:rect>
        <draw:rect draw:style-name="gr5" draw:text-style-name="P4" draw:layer="layout" svg:width="7.389cm" svg:height="0.59cm" svg:x="6.114cm" svg:y="5.174cm">
          <text:p/>
        </draw:rect>
        <draw:rect draw:style-name="gr4" draw:text-style-name="P14" draw:layer="layout" svg:width="5.841cm" svg:height="0.554cm" svg:x="13.503cm" svg:y="5.21cm">
          <text:p text:style-name="P1"><text:span text:style-name="T3">タプル</text:span><text:span text:style-name="T3">1 <text:s text:c="8"/></text:span></text:p>
        </draw:rect>
        <draw:polygon draw:style-name="gr21" draw:text-style-name="P13" draw:layer="layout" svg:width="13.199cm" svg:height="1.053cm" svg:x="6.1cm" svg:y="5.781cm" svg:viewBox="0 0 13200 1054" draw:points="6206,562 6206,1054 6206,1054 6206,1054 6206,1054 0,1054 0,1054 0,1054 0,1054 0,0 0,0 0,0 0,0 13200,0 13200,0 13200,0 13200,0 13200,562 13200,562 13200,562 13200,562">
          <text:p text:style-name="P12"><text:span text:style-name="T5">PageHeader <text:s text:c="20"/></text:span></text:p>
          <text:p text:style-name="P12"><text:span text:style-name="T5"/></text:p>
        </draw:polygon>
        <presentation:notes draw:style-name="dp2">
          <draw:page-thumbnail draw:style-name="gr23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office:forms form:automatic-focus="false" form:apply-design-mode="false"/>
        <draw:rect draw:style-name="gr10" draw:text-style-name="P7" draw:layer="layout" svg:width="3.5cm" svg:height="6.5cm" svg:x="1.6cm" svg:y="5.2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.</text:span></text:p>
          <text:p text:style-name="P1"><text:span text:style-name="T6">.</text:span></text:p>
          <text:p text:style-name="P1"><text:span text:style-name="T6">.</text:span></text:p>
          <text:p text:style-name="P1"><text:span text:style-name="T6">.</text:span></text:p>
          <text:p text:style-name="P1"><text:span text:style-name="T6">,.</text:span></text:p>
          <text:p text:style-name="P1"><text:span text:style-name="T6"/></text:p>
        </draw:rect>
        <draw:rect draw:style-name="gr1" draw:text-style-name="P1" draw:layer="layout" svg:width="3.5cm" svg:height="1.5cm" svg:x="1.6cm" svg:y="6.7cm">
          <text:p/>
        </draw:rect>
        <draw:rect draw:style-name="gr27" draw:text-style-name="P1" draw:layer="layout" svg:width="1cm" svg:height="0.5cm" svg:x="4.1cm" svg:y="7.7cm">
          <text:p/>
        </draw:rect>
        <draw:rect draw:style-name="gr28" draw:text-style-name="P1" draw:layer="layout" svg:width="1cm" svg:height="0.5cm" svg:x="3.1cm" svg:y="7.7cm">
          <text:p/>
        </draw:rect>
        <draw:rect draw:style-name="gr1" draw:text-style-name="P1" draw:layer="layout" svg:width="3.5cm" svg:height="1.5cm" svg:x="1.6cm" svg:y="10.2cm">
          <text:p/>
        </draw:rect>
        <draw:rect draw:style-name="gr29" draw:text-style-name="P1" draw:id="id3" draw:layer="layout" svg:width="1cm" svg:height="0.5cm" svg:x="4.1cm" svg:y="11.2cm">
          <text:p/>
        </draw:rect>
        <draw:rect draw:style-name="gr27" draw:text-style-name="P1" draw:id="id5" draw:layer="layout" svg:width="1.5cm" svg:height="0.5cm" svg:x="2.6cm" svg:y="11.2cm">
          <text:p/>
        </draw:rect>
        <draw:rect draw:style-name="gr1" draw:text-style-name="P1" draw:layer="layout" svg:width="3.5cm" svg:height="1.5cm" svg:x="1.6cm" svg:y="5.2cm">
          <text:p/>
        </draw:rect>
        <draw:rect draw:style-name="gr28" draw:text-style-name="P1" draw:layer="layout" svg:width="2.4cm" svg:height="0.5cm" svg:x="1.6cm" svg:y="6.2cm">
          <text:p/>
        </draw:rect>
        <draw:rect draw:style-name="gr29" draw:text-style-name="P1" draw:layer="layout" svg:width="1.1cm" svg:height="0.5cm" svg:x="4cm" svg:y="6.2cm">
          <text:p/>
        </draw:rect>
        <draw:frame draw:style-name="gr30" draw:text-style-name="P16" draw:layer="layout" svg:width="3.487cm" svg:height="1.098cm" svg:x="6.1cm" svg:y="10.6cm">
          <draw:text-box>
            <text:p text:style-name="P1"><text:span text:style-name="T1">(</text:span><text:span text:style-name="T1">不要なブロックは</text:span></text:p>
            <text:p text:style-name="P1"><text:span text:style-name="T1">切り詰める</text:span><text:span text:style-name="T1">)</text:span></text:p>
          </draw:text-box>
        </draw:frame>
        <draw:frame draw:style-name="gr20" draw:text-style-name="P17" draw:layer="layout" svg:width="4.375cm" svg:height="0.797cm" svg:x="2.99cm" svg:y="2.4cm">
          <draw:text-box>
            <text:p><text:span text:style-name="T13">バージョン</text:span><text:span text:style-name="T13">8.4</text:span><text:span text:style-name="T13">まで</text:span></text:p>
          </draw:text-box>
        </draw:frame>
        <draw:rect draw:style-name="gr10" draw:text-style-name="P7" draw:layer="layout" svg:width="3.5cm" svg:height="6.5cm" svg:x="12.5cm" svg:y="5.2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.</text:span></text:p>
          <text:p text:style-name="P1"><text:span text:style-name="T6">.</text:span></text:p>
          <text:p text:style-name="P1"><text:span text:style-name="T6">.</text:span></text:p>
          <text:p text:style-name="P1"><text:span text:style-name="T6">.</text:span></text:p>
          <text:p text:style-name="P1"><text:span text:style-name="T6">,.</text:span></text:p>
          <text:p text:style-name="P1"><text:span text:style-name="T6"/></text:p>
        </draw:rect>
        <draw:rect draw:style-name="gr1" draw:text-style-name="P1" draw:layer="layout" svg:width="3.5cm" svg:height="1.5cm" svg:x="12.5cm" svg:y="6.7cm">
          <text:p/>
        </draw:rect>
        <draw:rect draw:style-name="gr27" draw:text-style-name="P1" draw:id="id1" draw:layer="layout" svg:width="1cm" svg:height="0.5cm" svg:x="15cm" svg:y="7.7cm">
          <text:p/>
        </draw:rect>
        <draw:rect draw:style-name="gr31" draw:text-style-name="P1" draw:layer="layout" svg:width="1.5cm" svg:height="0.5cm" svg:x="13.5cm" svg:y="7.7cm">
          <text:p/>
        </draw:rect>
        <draw:rect draw:style-name="gr28" draw:text-style-name="P1" draw:layer="layout" svg:width="1cm" svg:height="0.5cm" svg:x="12.5cm" svg:y="7.7cm">
          <text:p/>
        </draw:rect>
        <draw:rect draw:style-name="gr1" draw:text-style-name="P1" draw:layer="layout" svg:width="3.5cm" svg:height="1.5cm" svg:x="12.5cm" svg:y="10.2cm">
          <text:p/>
        </draw:rect>
        <draw:rect draw:style-name="gr29" draw:text-style-name="P1" draw:layer="layout" svg:width="1cm" svg:height="0.5cm" svg:x="15cm" svg:y="11.2cm">
          <text:p/>
        </draw:rect>
        <draw:rect draw:style-name="gr27" draw:text-style-name="P1" draw:layer="layout" svg:width="1.5cm" svg:height="0.5cm" svg:x="13.5cm" svg:y="11.2cm">
          <text:p/>
        </draw:rect>
        <draw:frame draw:style-name="gr20" draw:text-style-name="P17" draw:layer="layout" svg:width="4.375cm" svg:height="0.797cm" svg:x="13.89cm" svg:y="2.4cm">
          <draw:text-box>
            <text:p><text:span text:style-name="T13">バージョン</text:span><text:span text:style-name="T13">9.0</text:span><text:span text:style-name="T13">から</text:span></text:p>
          </draw:text-box>
        </draw:frame>
        <draw:rect draw:style-name="gr1" draw:text-style-name="P1" draw:layer="layout" svg:width="3.5cm" svg:height="1.5cm" svg:x="18.4cm" svg:y="5.1cm">
          <text:p/>
        </draw:rect>
        <draw:rect draw:style-name="gr28" draw:text-style-name="P1" draw:id="id8" draw:layer="layout" svg:width="2.1cm" svg:height="0.5cm" svg:x="18.4cm" svg:y="6.1cm">
          <text:p/>
        </draw:rect>
        <draw:rect draw:style-name="gr1" draw:text-style-name="P1" draw:layer="layout" svg:width="3.5cm" svg:height="1.5cm" svg:x="18.4cm" svg:y="6.6cm">
          <text:p/>
        </draw:rect>
        <draw:rect draw:style-name="gr29" draw:text-style-name="P1" draw:id="id10" draw:layer="layout" svg:width="1.4cm" svg:height="0.5cm" svg:x="20.5cm" svg:y="6.1cm">
          <text:p/>
        </draw:rect>
        <draw:rect draw:style-name="gr10" draw:text-style-name="P2" draw:layer="layout" svg:width="3.5cm" svg:height="6.5cm" svg:x="18.4cm" svg:y="5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</text:span><text:span text:style-name="T1">不要なブロックは</text:span></text:p>
          <text:p text:style-name="P1"><text:span text:style-name="T1">切り詰める</text:span><text:span text:style-name="T1">)</text:span></text:p>
        </draw:rect>
        <draw:rect draw:style-name="gr1" draw:text-style-name="P1" draw:layer="layout" svg:width="3.5cm" svg:height="1.5cm" svg:x="12.5cm" svg:y="5.2cm">
          <text:p/>
        </draw:rect>
        <draw:rect draw:style-name="gr32" draw:text-style-name="P1" draw:layer="layout" svg:width="1cm" svg:height="0.5cm" svg:x="15cm" svg:y="6.2cm">
          <text:p/>
        </draw:rect>
        <draw:rect draw:style-name="gr29" draw:text-style-name="P10" draw:id="id9" draw:layer="layout" svg:width="1.5cm" svg:height="0.5cm" svg:x="13.5cm" svg:y="6.2cm">
          <text:p/>
        </draw:rect>
        <draw:rect draw:style-name="gr28" draw:text-style-name="P1" draw:layer="layout" svg:width="1cm" svg:height="0.5cm" svg:x="12.5cm" svg:y="6.2cm">
          <text:p/>
        </draw:rect>
        <draw:rect draw:style-name="gr28" draw:text-style-name="P1" draw:id="id7" draw:layer="layout" svg:width="1.5cm" svg:height="0.5cm" svg:x="14.5cm" svg:y="5.7cm">
          <text:p/>
        </draw:rect>
        <draw:rect draw:style-name="gr33" draw:text-style-name="P1" draw:id="id4" draw:layer="layout" svg:width="1cm" svg:height="0.5cm" svg:x="4.1cm" svg:y="5.7cm">
          <text:p/>
        </draw:rect>
        <draw:rect draw:style-name="gr33" draw:text-style-name="P1" draw:id="id2" draw:layer="layout" svg:width="1cm" svg:height="0.5cm" svg:x="20.9cm" svg:y="5.6cm">
          <text:p/>
        </draw:rect>
        <draw:g>
          <draw:rect draw:style-name="gr32" draw:text-style-name="P1" draw:layer="layout" svg:width="1cm" svg:height="0.5cm" svg:x="1.901cm" svg:y="13.7cm">
            <text:p/>
          </draw:rect>
          <draw:frame draw:style-name="gr20" draw:text-style-name="P18" draw:layer="layout" svg:width="9.989cm" svg:height="0.674cm" svg:x="3.001cm" svg:y="13.6cm">
            <draw:text-box>
              <text:p><text:span text:style-name="T9">削除、もしくは再更新されて不要になったタプル＝ガベージ</text:span></text:p>
            </draw:text-box>
          </draw:frame>
        </draw:g>
        <draw:custom-shape draw:style-name="gr15" draw:text-style-name="P19" draw:layer="layout" svg:width="5cm" svg:height="1.3cm" svg:x="5.5cm" svg:y="8.4cm">
          <text:p text:style-name="P12"><text:span text:style-name="T9">末尾からブロックを跨いで</text:span></text:p>
          <text:p text:style-name="P12"><text:span text:style-name="T9">タプルを移動</text:span></text:p>
          <draw:enhanced-geometry svg:viewBox="0 0 21600 21600" draw:glue-points="10800 0 0 10800 10800 21600 21600 10800 ?f40 ?f41" draw:text-areas="0 0 21600 21600" draw:type="rectangular-callout" draw:modifiers="-1559.20815836833 46354.49654112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0" draw:layer="layout" svg:width="7.5cm" svg:height="1.3cm" svg:x="14.5cm" svg:y="3.6cm">
          <text:p><text:span text:style-name="T9">空のファイルを作成し、</text:span></text:p>
          <text:p><text:span text:style-name="T9">タプルを順次　新しいファイルにコピーする</text:span></text:p>
          <draw:enhanced-geometry svg:viewBox="0 0 21600 21600" draw:glue-points="10800 0 0 10800 10800 21600 21600 10800 ?f40 ?f41" draw:text-areas="0 0 21600 21600" draw:type="rectangular-callout" draw:modifiers="7988.05492600987 34134.97309761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20" draw:layer="layout" svg:width="8.786cm" svg:height="0.696cm" svg:x="12.771cm" svg:y="12.295cm">
          <draw:text-box>
            <text:p><text:span text:style-name="T14">※ </text:span><text:span text:style-name="T14">インデックスがあれば、そちらも再構築する。</text:span></text:p>
          </draw:text-box>
        </draw:frame>
        <draw:rect draw:style-name="gr33" draw:text-style-name="P1" draw:id="id6" draw:layer="layout" svg:width="1.6cm" svg:height="0.5cm" svg:x="2.5cm" svg:y="5.7cm">
          <text:p/>
        </draw:rect>
        <draw:rect draw:style-name="gr10" draw:text-style-name="P1" draw:layer="layout" svg:width="5cm" svg:height="1cm" svg:x="5.5cm" svg:y="6.2cm">
          <text:p text:style-name="P1"><text:span text:style-name="T9">先頭から不要なタプルを削除</text:span></text:p>
        </draw:rect>
        <draw:custom-shape draw:style-name="gr34" draw:text-style-name="P1" draw:layer="layout" svg:width="1.1cm" svg:height="0.8cm" svg:x="7.3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35" draw:text-style-name="P1" draw:layer="layout" draw:type="lines" svg:x1="16cm" svg:y1="7.95cm" svg:x2="20.9cm" svg:y2="5.85cm" draw:start-shape="id1" draw:start-glue-point="1" draw:end-shape="id2" draw:end-glue-point="3" svg:d="m16000 7950h501l3898-2100h501">
          <text:p/>
        </draw:connector>
        <draw:connector draw:style-name="gr35" draw:text-style-name="P1" draw:layer="layout" draw:type="lines" svg:x1="4.6cm" svg:y1="11.2cm" svg:x2="4.6cm" svg:y2="6.2cm" draw:start-shape="id3" draw:start-glue-point="0" draw:end-shape="id4" draw:end-glue-point="2" svg:d="m4600 11200v-501-3998-501">
          <text:p/>
        </draw:connector>
        <draw:connector draw:style-name="gr35" draw:text-style-name="P1" draw:layer="layout" draw:type="lines" svg:x1="3.35cm" svg:y1="11.2cm" svg:x2="3.3cm" svg:y2="6.2cm" draw:start-shape="id5" draw:start-glue-point="0" draw:end-shape="id6" draw:end-glue-point="2" svg:d="m3350 11200v-501l-50-3998v-501">
          <text:p/>
        </draw:connector>
        <draw:connector draw:style-name="gr35" draw:text-style-name="P1" draw:layer="layout" draw:type="lines" svg:x1="16cm" svg:y1="5.95cm" svg:x2="18.4cm" svg:y2="6.35cm" draw:start-shape="id7" draw:start-glue-point="1" draw:end-shape="id8" draw:end-glue-point="3" svg:d="m16000 5950h501l1398 400h501">
          <text:p/>
        </draw:connector>
        <draw:connector draw:style-name="gr35" draw:text-style-name="P1" draw:layer="layout" draw:type="lines" svg:x1="14.25cm" svg:y1="6.7cm" svg:x2="21.2cm" svg:y2="6.6cm" draw:start-shape="id9" draw:start-glue-point="2" draw:end-shape="id10" draw:end-glue-point="2" svg:d="m14250 6700v501l6950-100v-501">
          <text:p/>
        </draw:connector>
        <draw:frame draw:style-name="gr20" draw:text-style-name="P21" draw:layer="layout" svg:width="5.772cm" svg:height="0.674cm" svg:x="1.471cm" svg:y="12.196cm">
          <draw:text-box>
            <text:p><text:span text:style-name="T15">※</text:span><text:span text:style-name="T15">インデックスは再構築しない。</text:span></text:p>
          </draw:text-box>
        </draw:frame>
        <draw:frame draw:style-name="gr36" draw:text-style-name="P22" draw:layer="layout" svg:width="10.048cm" svg:height="2.032cm" svg:x="9.087cm" svg:y="18.947cm">
          <draw:text-box>
            <text:p><text:span text:style-name="T14">※ </text:span><text:span text:style-name="T14">全データベースクラスタのデータが複製されるため、</text:span></text:p>
            <text:p><text:span text:style-name="T14"><text:s text:c="3"/></text:span><text:span text:style-name="T14">VACUUM FULL</text:span><text:span text:style-name="T14">終了間際には、一時的にデータクラスタの</text:span></text:p>
            <text:p><text:span text:style-name="T14"><text:s text:c="3"/></text:span><text:span text:style-name="T14">容量が２倍になる。</text:span><text:span text:style-name="T14">HDD</text:span><text:span text:style-name="T14">の容量を十分確保しないと</text:span></text:p>
            <text:p><text:span text:style-name="T14"><text:s text:c="3"/></text:span><text:span text:style-name="T14">VACUUM</text:span><text:span text:style-name="T14">　</text:span><text:span text:style-name="T14">FULL</text:span><text:span text:style-name="T14">が実行できない。</text:span></text:p>
          </draw:text-box>
        </draw:frame>
        <presentation:notes draw:style-name="dp2">
          <draw:page-thumbnail draw:style-name="gr23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office:forms form:automatic-focus="false" form:apply-design-mode="false"/>
        <draw:line draw:style-name="gr37" draw:text-style-name="P1" draw:layer="layout" svg:x1="8cm" svg:y1="5.8cm" svg:x2="8cm" svg:y2="12.3cm">
          <text:p/>
        </draw:line>
        <draw:line draw:style-name="gr37" draw:text-style-name="P1" draw:layer="layout" svg:x1="18.5cm" svg:y1="5.8cm" svg:x2="18.5cm" svg:y2="7.3cm">
          <text:p/>
        </draw:line>
        <draw:line draw:style-name="gr37" draw:text-style-name="P1" draw:layer="layout" svg:x1="18.6cm" svg:y1="10.3cm" svg:x2="18.6cm" svg:y2="12.3cm">
          <text:p/>
        </draw:line>
        <draw:rect draw:style-name="gr2" draw:text-style-name="P1" draw:layer="layout" svg:width="0.8cm" svg:height="0.5cm" svg:x="12.2cm" svg:y="8.6cm">
          <text:p text:style-name="P1">1</text:p>
        </draw:rect>
        <draw:rect draw:style-name="gr2" draw:text-style-name="P1" draw:layer="layout" svg:width="0.8cm" svg:height="0.5cm" svg:x="12.2cm" svg:y="9.1cm">
          <text:p text:style-name="P1">0</text:p>
        </draw:rect>
        <draw:rect draw:style-name="gr2" draw:text-style-name="P1" draw:layer="layout" svg:width="0.8cm" svg:height="0.5cm" svg:x="12.2cm" svg:y="10.3cm">
          <text:p text:style-name="P1">1</text:p>
        </draw:rect>
        <draw:line draw:style-name="gr38" draw:text-style-name="P1" draw:layer="layout" svg:x1="13cm" svg:y1="8.8cm" svg:x2="14cm" svg:y2="6.8cm">
          <text:p/>
        </draw:line>
        <draw:line draw:style-name="gr38" draw:text-style-name="P1" draw:layer="layout" svg:x1="13cm" svg:y1="10.8cm" svg:x2="14cm" svg:y2="11.3cm">
          <text:p/>
        </draw:line>
        <draw:rect draw:style-name="gr39" draw:text-style-name="P1" draw:layer="layout" svg:width="1cm" svg:height="2.2cm" svg:x="12.1cm" svg:y="8.6cm">
          <text:p/>
        </draw:rect>
        <draw:frame draw:style-name="gr20" draw:text-style-name="P17" draw:layer="layout" svg:width="4.375cm" svg:height="0.797cm" svg:x="2.991cm" svg:y="2.701cm">
          <draw:text-box>
            <text:p><text:span text:style-name="T13">バージョン</text:span><text:span text:style-name="T13">8.3</text:span><text:span text:style-name="T13">まで</text:span></text:p>
          </draw:text-box>
        </draw:frame>
        <draw:frame draw:style-name="gr20" draw:text-style-name="P17" draw:layer="layout" svg:width="4.375cm" svg:height="0.797cm" svg:x="13.891cm" svg:y="2.701cm">
          <draw:text-box>
            <text:p><text:span text:style-name="T13">バージョン</text:span><text:span text:style-name="T13">8.4</text:span><text:span text:style-name="T13">から</text:span></text:p>
          </draw:text-box>
        </draw:frame>
        <draw:line draw:style-name="gr38" draw:text-style-name="P23" draw:layer="layout" svg:x1="18.5cm" svg:y1="7.5cm" svg:x2="18.5cm" svg:y2="9cm">
          <text:p/>
        </draw:line>
        <draw:frame draw:style-name="gr40" draw:text-style-name="P12" draw:layer="layout" svg:width="4.438cm" svg:height="1.016cm" svg:x="18.562cm" svg:y="7.616cm">
          <draw:text-box>
            <text:p text:style-name="P12"><text:span text:style-name="T10">不要なタプルが無いので</text:span></text:p>
            <text:p text:style-name="P12"><text:span text:style-name="T10">スキップする</text:span></text:p>
          </draw:text-box>
        </draw:frame>
        <draw:rect draw:style-name="gr10" draw:text-style-name="P12" draw:layer="layout" svg:width="5.7cm" svg:height="1.4cm" svg:x="3.3cm" svg:y="4cm">
          <text:p text:style-name="P12"><text:span text:style-name="T9">不要なタプルの有無にかかわらず</text:span></text:p>
          <text:p text:style-name="P12"><text:span text:style-name="T9">全ブロックをスキャンする。</text:span></text:p>
        </draw:rect>
        <draw:rect draw:style-name="gr10" draw:text-style-name="P1" draw:layer="layout" svg:width="8.6cm" svg:height="1.4cm" svg:x="12.9cm" svg:y="4cm">
          <text:p text:style-name="P12"><text:span text:style-name="T9">ビジビリティマップから不要なタプルの</text:span></text:p>
          <text:p text:style-name="P12"><text:span text:style-name="T9">有無を調べ、不要なタプルのあるブロックのみ</text:span></text:p>
          <text:p text:style-name="P12"><text:span text:style-name="T9">スキャン、無いブロックはスキップする。</text:span></text:p>
        </draw:rect>
        <draw:rect draw:style-name="gr10" draw:text-style-name="P7" draw:layer="layout" svg:width="3.5cm" svg:height="6.5cm" svg:x="3.6cm" svg:y="5.8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.</text:span></text:p>
          <text:p text:style-name="P1"><text:span text:style-name="T6">.</text:span></text:p>
          <text:p text:style-name="P1"><text:span text:style-name="T6">.</text:span></text:p>
          <text:p text:style-name="P1"><text:span text:style-name="T6">.</text:span></text:p>
          <text:p text:style-name="P1"><text:span text:style-name="T6">,.</text:span></text:p>
          <text:p text:style-name="P1"><text:span text:style-name="T6"/></text:p>
        </draw:rect>
        <draw:rect draw:style-name="gr1" draw:text-style-name="P1" draw:layer="layout" svg:width="3.5cm" svg:height="1.5cm" svg:x="3.6cm" svg:y="7.3cm">
          <text:p/>
        </draw:rect>
        <draw:rect draw:style-name="gr27" draw:text-style-name="P1" draw:layer="layout" svg:width="1.1cm" svg:height="0.5cm" svg:x="6cm" svg:y="8.3cm">
          <text:p/>
        </draw:rect>
        <draw:rect draw:style-name="gr28" draw:text-style-name="P1" draw:layer="layout" svg:width="1.5cm" svg:height="0.5cm" svg:x="4.5cm" svg:y="8.3cm">
          <text:p/>
        </draw:rect>
        <draw:rect draw:style-name="gr1" draw:text-style-name="P1" draw:layer="layout" svg:width="3.5cm" svg:height="1.5cm" svg:x="3.6cm" svg:y="10.8cm">
          <text:p/>
        </draw:rect>
        <draw:rect draw:style-name="gr29" draw:text-style-name="P1" draw:layer="layout" svg:width="1cm" svg:height="0.5cm" svg:x="6.1cm" svg:y="11.8cm">
          <text:p/>
        </draw:rect>
        <draw:rect draw:style-name="gr27" draw:text-style-name="P1" draw:layer="layout" svg:width="1.5cm" svg:height="0.5cm" svg:x="4.6cm" svg:y="11.8cm">
          <text:p/>
        </draw:rect>
        <draw:rect draw:style-name="gr32" draw:text-style-name="P1" draw:layer="layout" svg:width="1cm" svg:height="0.5cm" svg:x="3.6cm" svg:y="11.8cm">
          <text:p/>
        </draw:rect>
        <draw:rect draw:style-name="gr41" draw:text-style-name="P1" draw:layer="layout" svg:width="1.1cm" svg:height="0.5cm" svg:x="6cm" svg:y="11.3cm">
          <text:p/>
        </draw:rect>
        <draw:rect draw:style-name="gr1" draw:text-style-name="P1" draw:layer="layout" svg:width="3.5cm" svg:height="1.5cm" svg:x="3.6cm" svg:y="5.8cm">
          <text:p/>
        </draw:rect>
        <draw:rect draw:style-name="gr32" draw:text-style-name="P1" draw:layer="layout" svg:width="1cm" svg:height="0.5cm" svg:x="6.1cm" svg:y="6.8cm">
          <text:p/>
        </draw:rect>
        <draw:rect draw:style-name="gr29" draw:text-style-name="P1" draw:layer="layout" svg:width="1.5cm" svg:height="0.5cm" svg:x="4.6cm" svg:y="6.8cm">
          <text:p/>
        </draw:rect>
        <draw:rect draw:style-name="gr10" draw:text-style-name="P7" draw:layer="layout" svg:width="3.5cm" svg:height="6.5cm" svg:x="14.5cm" svg:y="5.8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.</text:span></text:p>
          <text:p text:style-name="P1"><text:span text:style-name="T6">.</text:span></text:p>
          <text:p text:style-name="P1"><text:span text:style-name="T6">.</text:span></text:p>
          <text:p text:style-name="P1"><text:span text:style-name="T6">.</text:span></text:p>
          <text:p text:style-name="P1"><text:span text:style-name="T6">,.</text:span></text:p>
          <text:p text:style-name="P1"><text:span text:style-name="T6"/></text:p>
        </draw:rect>
        <draw:rect draw:style-name="gr1" draw:text-style-name="P1" draw:layer="layout" svg:width="3.5cm" svg:height="1.5cm" svg:x="14.5cm" svg:y="7.3cm">
          <text:p/>
        </draw:rect>
        <draw:rect draw:style-name="gr27" draw:text-style-name="P1" draw:layer="layout" svg:width="1cm" svg:height="0.5cm" svg:x="17cm" svg:y="8.3cm">
          <text:p/>
        </draw:rect>
        <draw:rect draw:style-name="gr28" draw:text-style-name="P1" draw:layer="layout" svg:width="1.5cm" svg:height="0.5cm" svg:x="15.5cm" svg:y="8.3cm">
          <text:p/>
        </draw:rect>
        <draw:rect draw:style-name="gr1" draw:text-style-name="P1" draw:layer="layout" svg:width="3.5cm" svg:height="1.5cm" svg:x="14.5cm" svg:y="10.8cm">
          <text:p/>
        </draw:rect>
        <draw:rect draw:style-name="gr29" draw:text-style-name="P1" draw:layer="layout" svg:width="1cm" svg:height="0.5cm" svg:x="17cm" svg:y="11.8cm">
          <text:p/>
        </draw:rect>
        <draw:rect draw:style-name="gr27" draw:text-style-name="P1" draw:layer="layout" svg:width="1.5cm" svg:height="0.5cm" svg:x="15.5cm" svg:y="11.8cm">
          <text:p/>
        </draw:rect>
        <draw:rect draw:style-name="gr32" draw:text-style-name="P1" draw:layer="layout" svg:width="1cm" svg:height="0.5cm" svg:x="14.5cm" svg:y="11.8cm">
          <text:p/>
        </draw:rect>
        <draw:rect draw:style-name="gr41" draw:text-style-name="P1" draw:layer="layout" svg:width="1.1cm" svg:height="0.5cm" svg:x="16.9cm" svg:y="11.3cm">
          <text:p/>
        </draw:rect>
        <draw:rect draw:style-name="gr1" draw:text-style-name="P1" draw:layer="layout" svg:width="3.5cm" svg:height="1.5cm" svg:x="14.5cm" svg:y="5.8cm">
          <text:p/>
        </draw:rect>
        <draw:rect draw:style-name="gr32" draw:text-style-name="P1" draw:layer="layout" svg:width="1cm" svg:height="0.5cm" svg:x="17cm" svg:y="6.8cm">
          <text:p/>
        </draw:rect>
        <draw:rect draw:style-name="gr29" draw:text-style-name="P1" draw:layer="layout" svg:width="1.5cm" svg:height="0.5cm" svg:x="15.5cm" svg:y="6.8cm">
          <text:p/>
        </draw:rect>
        <draw:g>
          <draw:rect draw:style-name="gr32" draw:text-style-name="P1" draw:layer="layout" svg:width="1cm" svg:height="0.5cm" svg:x="3.602cm" svg:y="13.7cm">
            <text:p/>
          </draw:rect>
          <draw:frame draw:style-name="gr20" draw:text-style-name="P18" draw:layer="layout" svg:width="9.989cm" svg:height="0.674cm" svg:x="4.702cm" svg:y="13.6cm">
            <draw:text-box>
              <text:p><text:span text:style-name="T9">削除、もしくは再更新されて不要になったタプル＝ガベージ</text:span></text:p>
            </draw:text-box>
          </draw:frame>
        </draw:g>
        <presentation:notes draw:style-name="dp2">
          <draw:page-thumbnail draw:style-name="gr23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office:forms form:automatic-focus="false" form:apply-design-mode="false"/>
        <draw:line draw:style-name="gr42" draw:text-style-name="P1" draw:layer="layout" svg:x1="3cm" svg:y1="4.4cm" svg:x2="17.5cm" svg:y2="4.4cm">
          <text:p/>
        </draw:line>
        <draw:rect draw:style-name="gr43" draw:text-style-name="P1" draw:layer="layout" svg:width="5.9cm" svg:height="0.5cm" svg:x="6.1cm" svg:y="4.2cm">
          <text:p/>
        </draw:rect>
        <draw:custom-shape draw:style-name="gr44" draw:text-style-name="P24" draw:layer="layout" svg:width="0.5cm" svg:height="0.5cm" svg:x="15cm" svg:y="4.2cm">
          <text:p text:style-name="P1"><text:span text:style-name="T12">VACUUM</text:span><text:span text:style-name="T12">実行時の</text:span></text:p>
          <text:p text:style-name="P1"><text:span text:style-name="T12">現在の</text:span><text:span text:style-name="T12">XID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rect draw:style-name="gr45" draw:text-style-name="P1" draw:layer="layout" svg:width="2.5cm" svg:height="0.5cm" svg:x="3.2cm" svg:y="4.2cm">
          <text:p/>
        </draw:rect>
        <draw:custom-shape draw:style-name="gr46" draw:text-style-name="P24" draw:layer="layout" svg:width="0.5cm" svg:height="0.5cm" svg:x="5.6cm" svg:y="4.2cm">
          <text:p text:style-name="P1"><text:span text:style-name="T12">DB</text:span><text:span text:style-name="T12">の最も古い</text:span><text:span text:style-name="T12">XID</text:span></text:p>
          <text:p text:style-name="P1"><text:span text:style-name="T12">(pg_database.datfrozenxid)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9" draw:text-style-name="P1" draw:layer="layout" svg:x1="5.9cm" svg:y1="4.7cm" svg:x2="5.9cm" svg:y2="5.7cm">
          <text:p/>
        </draw:line>
        <draw:line draw:style-name="gr47" draw:text-style-name="P10" draw:layer="layout" svg:x1="2.9cm" svg:y1="5.4cm" svg:x2="5.9cm" svg:y2="5.4cm">
          <text:p text:style-name="P1"><text:span text:style-name="T9">この</text:span><text:span text:style-name="T9">XID</text:span><text:span text:style-name="T9">以前の</text:span></text:p>
          <text:p text:style-name="P1"><text:span text:style-name="T9">XID</text:span><text:span text:style-name="T9">は</text:span><text:span text:style-name="T9">FREEZE</text:span><text:span text:style-name="T9">済み</text:span></text:p>
        </draw:line>
        <draw:custom-shape draw:style-name="gr48" draw:text-style-name="P10" draw:layer="layout" svg:width="0.505cm" svg:height="9.299cm" draw:transform="rotate (-1.5681783329178) translate (15.298cm 5.691cm)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9" draw:text-style-name="P12" draw:layer="layout" svg:width="7.823cm" svg:height="0.675cm" svg:x="6.798cm" svg:y="6.362cm">
          <draw:text-box>
            <text:p text:style-name="P12"><text:span text:style-name="T9">autovacuum_freeze_max_age(</text:span><text:span text:style-name="T9">デフォルト</text:span><text:span text:style-name="T9">=</text:span><text:span text:style-name="T9">２億</text:span><text:span text:style-name="T9">)</text:span></text:p>
          </draw:text-box>
        </draw:frame>
        <draw:custom-shape draw:style-name="gr48" draw:text-style-name="P10" draw:layer="layout" svg:width="0.5cm" svg:height="3.001cm" draw:transform="rotate (-1.5681783329178) translate (15cm 4.692cm)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draw:enhanced-geometry svg:viewBox="0 0 21600 21600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9" draw:text-style-name="P1" draw:layer="layout" svg:x1="15.3cm" svg:y1="4.7cm" svg:x2="15.3cm" svg:y2="5.7cm">
          <text:p/>
        </draw:line>
        <draw:line draw:style-name="gr39" draw:text-style-name="P1" draw:layer="layout" svg:x1="12cm" svg:y1="4.5cm" svg:x2="12cm" svg:y2="5.5cm">
          <text:p/>
        </draw:line>
        <draw:frame draw:style-name="gr49" draw:text-style-name="P12" draw:layer="layout" svg:width="7.823cm" svg:height="0.675cm" svg:x="11.099cm" svg:y="5.063cm">
          <draw:text-box>
            <text:p text:style-name="P12"><text:span text:style-name="T9">vacuum_freeze_min_age(</text:span><text:span text:style-name="T9">デフォルト</text:span><text:span text:style-name="T9">=5</text:span><text:span text:style-name="T9">千万</text:span><text:span text:style-name="T9">)</text:span></text:p>
          </draw:text-box>
        </draw:frame>
        <draw:frame draw:style-name="gr49" draw:text-style-name="P12" draw:layer="layout" svg:width="7.823cm" svg:height="0.675cm" svg:x="6.799cm" svg:y="6.363cm">
          <draw:text-box>
            <text:p text:style-name="P12"><text:span text:style-name="T9">autovacuum_freeze_max_age(</text:span><text:span text:style-name="T9">デフォルト</text:span><text:span text:style-name="T9">=</text:span><text:span text:style-name="T9">２億</text:span><text:span text:style-name="T9">)</text:span></text:p>
          </draw:text-box>
        </draw:frame>
        <draw:custom-shape draw:style-name="gr15" draw:text-style-name="P12" draw:layer="layout" svg:width="9cm" svg:height="1.5cm" svg:x="6.2cm" svg:y="1.2cm">
          <text:p text:style-name="P12"><text:span text:style-name="T9">(DB</text:span><text:span text:style-name="T9">毎の</text:span><text:span text:style-name="T9">)FREEZE</text:span><text:span text:style-name="T9">していない最古の</text:span><text:span text:style-name="T9">XID</text:span><text:span text:style-name="T9">と現時点の</text:span><text:span text:style-name="T9">XID</text:span></text:p>
          <text:p text:style-name="P12"><text:span text:style-name="T9">の差が</text:span><text:span text:style-name="T9">autovacuum_freeze_max_age</text:span><text:span text:style-name="T9">になったら、</text:span></text:p>
          <text:p text:style-name="P12"><text:span text:style-name="T9">vacuum_freeze_min_age</text:span><text:span text:style-name="T9">以前の</text:span><text:span text:style-name="T9">Xid</text:span><text:span text:style-name="T9">を</text:span><text:span text:style-name="T9">FREEZE</text:span><text:span text:style-name="T9">する</text:span></text:p>
          <draw:enhanced-geometry svg:viewBox="0 0 21600 21600" draw:glue-points="10800 0 0 10800 10800 21600 21600 10800 ?f40 ?f41" draw:text-areas="0 0 21600 21600" draw:type="rectangular-callout" draw:modifiers="6908.83235196089 42840.2398401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3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office:forms form:automatic-focus="false" form:apply-design-mode="false"/>
        <draw:line draw:style-name="gr39" draw:text-style-name="P1" draw:layer="layout" svg:x1="5.9cm" svg:y1="6.4cm" svg:x2="5.9cm" svg:y2="7.4cm">
          <text:p/>
        </draw:line>
        <draw:line draw:style-name="gr42" draw:text-style-name="P1" draw:layer="layout" svg:x1="3.3cm" svg:y1="2.7cm" svg:x2="17.8cm" svg:y2="2.7cm">
          <text:p/>
        </draw:line>
        <draw:custom-shape draw:style-name="gr44" draw:text-style-name="P24" draw:layer="layout" svg:width="0.5cm" svg:height="0.5cm" svg:x="15cm" svg:y="2.5cm">
          <text:p text:style-name="P1"><text:span text:style-name="T12">VACUUM</text:span><text:span text:style-name="T12">実行時の</text:span></text:p>
          <text:p text:style-name="P1"><text:span text:style-name="T12">現在の</text:span><text:span text:style-name="T12">XID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rect draw:style-name="gr45" draw:text-style-name="P1" draw:layer="layout" svg:width="2.5cm" svg:height="0.5cm" svg:x="3.2cm" svg:y="2.5cm">
          <text:p/>
        </draw:rect>
        <draw:custom-shape draw:style-name="gr46" draw:text-style-name="P24" draw:layer="layout" svg:width="0.5cm" svg:height="0.5cm" svg:x="5.6cm" svg:y="2.5cm">
          <text:p text:style-name="P1"><text:span text:style-name="T12">DB</text:span><text:span text:style-name="T12">の最も古い</text:span><text:span text:style-name="T12">XID</text:span></text:p>
          <text:p text:style-name="P1"><text:span text:style-name="T12">(pg_database.datfrozenxid)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9" draw:text-style-name="P1" draw:layer="layout" svg:x1="5.9cm" svg:y1="3cm" svg:x2="5.9cm" svg:y2="4cm">
          <text:p/>
        </draw:line>
        <draw:line draw:style-name="gr47" draw:text-style-name="P10" draw:layer="layout" svg:x1="2.9cm" svg:y1="3.7cm" svg:x2="5.9cm" svg:y2="3.7cm">
          <text:p text:style-name="P1"><text:span text:style-name="T9">この</text:span><text:span text:style-name="T9">XID</text:span><text:span text:style-name="T9">以前の</text:span></text:p>
          <text:p text:style-name="P1"><text:span text:style-name="T9">XID</text:span><text:span text:style-name="T9">は</text:span><text:span text:style-name="T9">FREEZE</text:span><text:span text:style-name="T9">済み</text:span></text:p>
        </draw:line>
        <draw:custom-shape draw:style-name="gr48" draw:text-style-name="P10" draw:layer="layout" svg:width="0.505cm" svg:height="9.299cm" draw:transform="rotate (-1.5681783329178) translate (15.298cm 2.991cm)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9" draw:text-style-name="P1" draw:layer="layout" svg:x1="15.3cm" svg:y1="3cm" svg:x2="15.3cm" svg:y2="4cm">
          <text:p/>
        </draw:line>
        <draw:frame draw:style-name="gr49" draw:text-style-name="P12" draw:layer="layout" svg:width="7.823cm" svg:height="0.675cm" svg:x="6.799cm" svg:y="3.363cm">
          <draw:text-box>
            <text:p text:style-name="P12"><text:span text:style-name="T9">autovacuum_freeze_max_age(</text:span><text:span text:style-name="T9">デフォルト</text:span><text:span text:style-name="T9">=</text:span><text:span text:style-name="T9">２億</text:span><text:span text:style-name="T9">)</text:span></text:p>
          </draw:text-box>
        </draw:frame>
        <draw:custom-shape draw:style-name="gr15" draw:text-style-name="P12" draw:layer="layout" svg:width="9cm" svg:height="1.5cm" svg:x="10.3cm" svg:y="-3.7cm">
          <text:p text:style-name="P12"><text:span text:style-name="T9">(DB</text:span><text:span text:style-name="T9">毎の</text:span><text:span text:style-name="T9">)FREEZE</text:span><text:span text:style-name="T9">していない最古の</text:span><text:span text:style-name="T9">XID</text:span><text:span text:style-name="T9">と現時点の</text:span><text:span text:style-name="T9">XID</text:span></text:p>
          <text:p text:style-name="P12"><text:span text:style-name="T9">の差が</text:span><text:span text:style-name="T9">autovacuum_freeze_max_age</text:span><text:span text:style-name="T9">になったら、</text:span></text:p>
          <text:p text:style-name="P12"><text:span text:style-name="T9">vacuum_freeze_min_age</text:span><text:span text:style-name="T9">以前の</text:span><text:span text:style-name="T9">Xid</text:span><text:span text:style-name="T9">を</text:span><text:span text:style-name="T9">FREEZE</text:span><text:span text:style-name="T9">する</text:span></text:p>
          <draw:enhanced-geometry svg:viewBox="0 0 21600 21600" draw:glue-points="10800 0 0 10800 10800 21600 21600 10800 ?f40 ?f41" draw:text-areas="0 0 21600 21600" draw:type="rectangular-callout" draw:modifiers="6908.83235196089 42840.2398401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2" draw:text-style-name="P1" draw:layer="layout" svg:x1="3.5cm" svg:y1="7.1cm" svg:x2="18cm" svg:y2="7.1cm">
          <text:p/>
        </draw:line>
        <draw:rect draw:style-name="gr45" draw:text-style-name="P25" draw:layer="layout" svg:width="8.5cm" svg:height="0.5cm" svg:x="3.5cm" svg:y="6.9cm">
          <text:p/>
        </draw:rect>
        <draw:custom-shape draw:style-name="gr44" draw:text-style-name="P24" draw:layer="layout" svg:width="0.5cm" svg:height="0.5cm" svg:x="15cm" svg:y="6.9cm">
          <text:p text:style-name="P1"><text:span text:style-name="T12">VACUUM</text:span><text:span text:style-name="T12">実行時の</text:span></text:p>
          <text:p text:style-name="P1"><text:span text:style-name="T12">現在の</text:span><text:span text:style-name="T12">XID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10" draw:layer="layout" svg:width="0.5cm" svg:height="3.001cm" draw:transform="rotate (-1.5681783329178) translate (15.1cm 7.592cm)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draw:enhanced-geometry svg:viewBox="0 0 21600 21600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9" draw:text-style-name="P1" draw:layer="layout" svg:x1="15.3cm" svg:y1="7.4cm" svg:x2="15.3cm" svg:y2="8.4cm">
          <text:p/>
        </draw:line>
        <draw:line draw:style-name="gr39" draw:text-style-name="P1" draw:layer="layout" svg:x1="12cm" svg:y1="6cm" svg:x2="12cm" svg:y2="8.2cm">
          <text:p/>
        </draw:line>
        <draw:frame draw:style-name="gr49" draw:text-style-name="P12" draw:layer="layout" svg:width="7.823cm" svg:height="0.675cm" svg:x="11.099cm" svg:y="8.363cm">
          <draw:text-box>
            <text:p text:style-name="P12"><text:span text:style-name="T9">vacuum_freeze_min_age(</text:span><text:span text:style-name="T9">デフォルト</text:span><text:span text:style-name="T9">=5</text:span><text:span text:style-name="T9">千万</text:span><text:span text:style-name="T9">)</text:span></text:p>
          </draw:text-box>
        </draw:frame>
        <draw:custom-shape draw:style-name="gr15" draw:text-style-name="P12" draw:layer="layout" svg:width="9cm" svg:height="1.5cm" svg:x="22.4cm" svg:y="5cm">
          <text:p text:style-name="P12"><text:span text:style-name="T9">(DB</text:span><text:span text:style-name="T9">毎の</text:span><text:span text:style-name="T9">)FREEZE</text:span><text:span text:style-name="T9">していない最古の</text:span><text:span text:style-name="T9">XID</text:span><text:span text:style-name="T9">と現時点の</text:span><text:span text:style-name="T9">XID</text:span></text:p>
          <text:p text:style-name="P12"><text:span text:style-name="T9">の差が</text:span><text:span text:style-name="T9">autovacuum_freeze_max_age</text:span><text:span text:style-name="T9">になったら、</text:span></text:p>
          <text:p text:style-name="P12"><text:span text:style-name="T9">vacuum_freeze_min_age</text:span><text:span text:style-name="T9">以前の</text:span><text:span text:style-name="T9">Xid</text:span><text:span text:style-name="T9">を</text:span><text:span text:style-name="T9">FREEZE</text:span><text:span text:style-name="T9">する</text:span></text:p>
          <draw:enhanced-geometry svg:viewBox="0 0 21600 21600" draw:glue-points="10800 0 0 10800 10800 21600 21600 10800 ?f40 ?f41" draw:text-areas="0 0 21600 21600" draw:type="rectangular-callout" draw:modifiers="6908.83235196089 42840.2398401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4" draw:layer="layout" svg:width="0.5cm" svg:height="0.5cm" svg:x="5.6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1" draw:text-style-name="P1" draw:layer="layout" svg:width="2.5cm" svg:height="1cm" svg:x="8.6cm" svg:y="4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" draw:text-style-name="P24" draw:layer="layout" svg:width="0.5cm" svg:height="0.5cm" svg:x="11.8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53" draw:text-style-name="P2" draw:layer="layout" svg:x1="6cm" svg:y1="6.5cm" svg:x2="12cm" svg:y2="6.5cm">
          <text:p text:style-name="P1"><text:span text:style-name="T16">FREEZE</text:span><text:span text:style-name="T16">する</text:span></text:p>
          <text:p text:style-name="P1"><text:span text:style-name="T1"/></text:p>
          <text:p text:style-name="P1"><text:span text:style-name="T1"/></text:p>
        </draw:line>
        <presentation:notes draw:style-name="dp2">
          <draw:page-thumbnail draw:style-name="gr23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c0c0c0" draw:distance="0.1cm" draw:rotation="3150"/>
    <draw:hatch draw:name="Black_20_45_20_Degrees" draw:display-name="Black 45 Degrees" draw:style="single" draw:color="#0066cc" draw:distance="0.1cm" draw:rotation="450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さざなみゴシック" style:font-family-generic-asian="system" style:font-pitch-asian="variable" style:font-size-asian="24pt" style:language-asian="ja" style:country-asian="JP" style:font-family-complex="さざなみゴシック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さざなみゴシック" style:font-family-generic="roman" style:font-pitch="variable" fo:font-size="18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18pt" style:font-style-asian="normal" style:font-weight-asian="normal" style:font-family-complex="さざなみ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さざなみゴシック" style:font-family-generic="roman" style:font-pitch="variable" fo:font-size="20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20pt" style:font-style-asian="normal" style:font-weight-asian="normal" style:font-family-complex="さざなみ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さざなみゴシック" style:font-family-generic="roman" style:font-pitch="variable" fo:font-size="44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44pt" style:font-style-asian="normal" style:font-weight-asian="normal" style:font-family-complex="さざなみ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uzuki hironobu</meta:initial-creator>
    <meta:creation-date>2011-11-25T23:27:39</meta:creation-date>
    <meta:editing-duration>PT208H21M09S</meta:editing-duration>
    <meta:editing-cycles>552</meta:editing-cycles>
    <dc:date>2012-09-17T23:56:08</dc:date>
    <dc:creator>suzuki hironobu</dc:creator>
    <meta:generator>OpenOffice.org/3.1$Linux OpenOffice.org_project/310m19$Build-9420</meta:generator>
    <meta:document-statistic meta:object-count="286"/>
  </office:meta>
</office:document-meta>
</file>